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2mm" fo:break-before="auto" style:use-optimal-row-height="true"/>
    </style:style>
    <style:style style:name="ro5" style:family="table-row">
      <style:table-row-properties style:row-height="12.63mm" fo:break-before="auto" style:use-optimal-row-height="true"/>
    </style:style>
    <style:style style:name="ro6" style:family="table-row">
      <style:table-row-properties style:row-height="13.41mm" fo:break-before="auto" style:use-optimal-row-height="true"/>
    </style:style>
    <style:style style:name="ro7" style:family="table-row">
      <style:table-row-properties style:row-height="1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number-columns-repeated="2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office:value-type="string" calcext:value-type="string">
            <text:p>Herri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 ([.H2]+2.5) *10 ; ([.H2]+3.5) * 10)" office:value-type="float" office:value="38" calcext:value-type="float">
            <text:p>38</text:p>
          </table:table-cell>
          <table:table-cell table:formula="of:=ROUND( ([.H2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 ([.H3]+2.5) *10 ; ([.H3]+3.5) * 10)" office:value-type="float" office:value="43" calcext:value-type="float">
            <text:p>43</text:p>
          </table:table-cell>
          <table:table-cell table:formula="of:=ROUND( ([.H3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office:value-type="string" calcext:value-type="string">
            <text:p>Tuna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 ([.H4]+2.5) *10 ; ([.H4]+3.5) * 10)" office:value-type="float" office:value="35" calcext:value-type="float">
            <text:p>35</text:p>
          </table:table-cell>
          <table:table-cell table:formula="of:=ROUND( ([.H4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office:value-type="string" calcext:value-type="string">
            <text:p>Clam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 ([.H5]+2.5) *10 ; ([.H5]+3.5) * 10)" office:value-type="float" office:value="43" calcext:value-type="float">
            <text:p>43</text:p>
          </table:table-cell>
          <table:table-cell table:formula="of:=ROUND( ([.H5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office:value-type="string" calcext:value-type="string">
            <text:p>Monkfish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 ([.H6]+2.5) *10 ; ([.H6]+3.5) * 10)" office:value-type="float" office:value="36" calcext:value-type="float">
            <text:p>36</text:p>
          </table:table-cell>
          <table:table-cell table:formula="of:=ROUND( ([.H6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office:value-type="string" calcext:value-type="string">
            <text:p>Smelly codfish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 ([.H7]+2.5) *10 ; ([.H7]+3.5) * 10)" office:value-type="float" office:value="37" calcext:value-type="float">
            <text:p>37</text:p>
          </table:table-cell>
          <table:table-cell table:formula="of:=ROUND( ([.H7]+1)*5) + RANDBETWEEN(-3;3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office:value-type="string" calcext:value-type="string">
            <text:p>Crab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 ([.H8]+2.5) *10 ; ([.H8]+3.5) * 10)" office:value-type="float" office:value="45" calcext:value-type="float">
            <text:p>45</text:p>
          </table:table-cell>
          <table:table-cell table:formula="of:=ROUND( ([.H8]+1)*5) + RANDBETWEEN(-3;3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office:value-type="string" calcext:value-type="string">
            <text:p>Shrimp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 ([.H9]+2.5) *10 ; ([.H9]+3.5) * 10)" office:value-type="float" office:value="35" calcext:value-type="float">
            <text:p>35</text:p>
          </table:table-cell>
          <table:table-cell table:formula="of:=ROUND( ([.H9]+1)*5) + RANDBETWEEN(-3;3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office:value-type="string" calcext:value-type="string">
            <text:p>Sal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 ([.H10]+2.5) *10 ; ([.H10]+3.5) * 10)" office:value-type="float" office:value="36" calcext:value-type="float">
            <text:p>36</text:p>
          </table:table-cell>
          <table:table-cell table:formula="of:=ROUND( ([.H10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office:value-type="string" calcext:value-type="string">
            <text:p>Hude codfish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 ([.H11]+2.5) *10 ; ([.H11]+3.5) * 10)" office:value-type="float" office:value="37" calcext:value-type="float">
            <text:p>37</text:p>
          </table:table-cell>
          <table:table-cell table:formula="of:=ROUND( ([.H11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office:value-type="string" calcext:value-type="string">
            <text:p>Lobster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 ([.H12]+2.5) *10 ; ([.H12]+3.5) * 10)" office:value-type="float" office:value="45" calcext:value-type="float">
            <text:p>45</text:p>
          </table:table-cell>
          <table:table-cell table:formula="of:=ROUND( ([.H12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office:value-type="string" calcext:value-type="string">
            <text:p>Mackerel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 ([.H13]+2.5) *10 ; ([.H13]+3.5) * 10)" office:value-type="float" office:value="45" calcext:value-type="float">
            <text:p>45</text:p>
          </table:table-cell>
          <table:table-cell table:formula="of:=ROUND( ([.H13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office:value-type="string" calcext:value-type="string">
            <text:p>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 ([.H14]+2.5) *10 ; ([.H14]+3.5) * 10)" office:value-type="float" office:value="36" calcext:value-type="float">
            <text:p>36</text:p>
          </table:table-cell>
          <table:table-cell table:formula="of:=ROUND( ([.H14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office:value-type="string" calcext:value-type="string">
            <text:p>Hake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 ([.H15]+2.5) *10 ; ([.H15]+3.5) * 10)" office:value-type="float" office:value="44" calcext:value-type="float">
            <text:p>44</text:p>
          </table:table-cell>
          <table:table-cell table:formula="of:=ROUND( ([.H15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office:value-type="string" calcext:value-type="string">
            <text:p>Lard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 ([.H16]+2.5) *10 ; ([.H16]+3.5) * 10)" office:value-type="float" office:value="52" calcext:value-type="float">
            <text:p>52</text:p>
          </table:table-cell>
          <table:table-cell table:formula="of:=ROUND( ([.H16]+1)*5) + RANDBETWEEN(-3;3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office:value-type="string" calcext:value-type="string">
            <text:p>Rabbit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 ([.H17]+2.5) *10 ; ([.H17]+3.5) * 10)" office:value-type="float" office:value="55" calcext:value-type="float">
            <text:p>55</text:p>
          </table:table-cell>
          <table:table-cell table:formula="of:=ROUND( ([.H17]+1)*5) + RANDBETWEEN(-3;3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office:value-type="string" calcext:value-type="string">
            <text:p>Chicken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 ([.H18]+2.5) *10 ; ([.H18]+3.5) * 10)" office:value-type="float" office:value="48" calcext:value-type="float">
            <text:p>48</text:p>
          </table:table-cell>
          <table:table-cell table:formula="of:=ROUND( ([.H18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office:value-type="string" calcext:value-type="string">
            <text:p>Bee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 ([.H19]+2.5) *10 ; ([.H19]+3.5) * 10)" office:value-type="float" office:value="54" calcext:value-type="float">
            <text:p>54</text:p>
          </table:table-cell>
          <table:table-cell table:formula="of:=ROUND( ([.H19]+1)*5) + RANDBETWEEN(-3;3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office:value-type="string" calcext:value-type="string">
            <text:p>Pork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 ([.H20]+2.5) *10 ; ([.H20]+3.5) * 10)" office:value-type="float" office:value="53" calcext:value-type="float">
            <text:p>53</text:p>
          </table:table-cell>
          <table:table-cell table:formula="of:=ROUND( ([.H20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office:value-type="string" calcext:value-type="string">
            <text:p>Pig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 ([.H21]+2.5) *10 ; ([.H21]+3.5) * 10)" office:value-type="float" office:value="46" calcext:value-type="float">
            <text:p>46</text:p>
          </table:table-cell>
          <table:table-cell table:formula="of:=ROUND( ([.H21]+1)*5) + RANDBETWEEN(-3;3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office:value-type="string" calcext:value-type="string">
            <text:p>Big ham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 ([.H22]+2.5) *10 ; ([.H22]+3.5) * 10)" office:value-type="float" office:value="53" calcext:value-type="float">
            <text:p>53</text:p>
          </table:table-cell>
          <table:table-cell table:formula="of:=ROUND( ([.H22]+1)*5) + RANDBETWEEN(-3;3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office:value-type="string" calcext:value-type="string">
            <text:p>Small ham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 ([.H23]+2.5) *10 ; ([.H23]+3.5) * 10)" office:value-type="float" office:value="47" calcext:value-type="float">
            <text:p>47</text:p>
          </table:table-cell>
          <table:table-cell table:formula="of:=ROUND( ([.H23]+1)*5) + RANDBETWEEN(-3;3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 ([.H24]+2.5) *10 ; ([.H24]+3.5) * 10)" office:value-type="float" office:value="49" calcext:value-type="float">
            <text:p>49</text:p>
          </table:table-cell>
          <table:table-cell table:formula="of:=ROUND( ([.H24]+1)*5) + RANDBETWEEN(-3;3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office:value-type="string" calcext:value-type="string">
            <text:p>Sausage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 ([.H25]+2.5) *10 ; ([.H25]+3.5) * 10)" office:value-type="float" office:value="46" calcext:value-type="float">
            <text:p>46</text:p>
          </table:table-cell>
          <table:table-cell table:formula="of:=ROUND( ([.H25]+1)*5) + RANDBETWEEN(-3;3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office:value-type="string" calcext:value-type="string">
            <text:p>Beetroot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 ([.H26]+2.5) *10 ; ([.H26]+3.5) * 10)" office:value-type="float" office:value="28" calcext:value-type="float">
            <text:p>28</text:p>
          </table:table-cell>
          <table:table-cell table:formula="of:=ROUND( ([.H26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office:value-type="string" calcext:value-type="string">
            <text:p>Brussel sprout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 ([.H27]+2.5) *10 ; ([.H27]+3.5) * 10)" office:value-type="float" office:value="28" calcext:value-type="float">
            <text:p>28</text:p>
          </table:table-cell>
          <table:table-cell table:formula="of:=ROUND( ([.H27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office:value-type="string" calcext:value-type="string">
            <text:p>Chestnut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 ([.H28]+2.5) *10 ; ([.H28]+3.5) * 10)" office:value-type="float" office:value="26" calcext:value-type="float">
            <text:p>26</text:p>
          </table:table-cell>
          <table:table-cell table:formula="of:=ROUND( ([.H28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office:value-type="string" calcext:value-type="string">
            <text:p>Lem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 ([.H29]+2.5) *10 ; ([.H29]+3.5) * 10)" office:value-type="float" office:value="30" calcext:value-type="float">
            <text:p>30</text:p>
          </table:table-cell>
          <table:table-cell table:formula="of:=ROUND( ([.H29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office:value-type="string" calcext:value-type="string">
            <text:p>Peer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 ([.H30]+2.5) *10 ; ([.H30]+3.5) * 10)" office:value-type="float" office:value="29" calcext:value-type="float">
            <text:p>29</text:p>
          </table:table-cell>
          <table:table-cell table:formula="of:=ROUND( ([.H30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office:value-type="string" calcext:value-type="string">
            <text:p>Corn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 ([.H31]+2.5) *10 ; ([.H31]+3.5) * 10)" office:value-type="float" office:value="30" calcext:value-type="float">
            <text:p>30</text:p>
          </table:table-cell>
          <table:table-cell table:formula="of:=ROUND( ([.H31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office:value-type="string" calcext:value-type="string">
            <text:p>Carrot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 ([.H32]+2.5) *10 ; ([.H32]+3.5) * 10)" office:value-type="float" office:value="28" calcext:value-type="float">
            <text:p>28</text:p>
          </table:table-cell>
          <table:table-cell table:formula="of:=ROUND( ([.H32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office:value-type="string" calcext:value-type="string">
            <text:p>Pinapple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 ([.H33]+2.5) *10 ; ([.H33]+3.5) * 10)" office:value-type="float" office:value="32" calcext:value-type="float">
            <text:p>32</text:p>
          </table:table-cell>
          <table:table-cell table:formula="of:=ROUND( ([.H33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office:value-type="string" calcext:value-type="string">
            <text:p>Cle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 ([.H34]+2.5) *10 ; ([.H34]+3.5) * 10)" office:value-type="float" office:value="35" calcext:value-type="float">
            <text:p>35</text:p>
          </table:table-cell>
          <table:table-cell table:formula="of:=ROUND( ([.H34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 ([.H35]+2.5) *10 ; ([.H35]+3.5) * 10)" office:value-type="float" office:value="33" calcext:value-type="float">
            <text:p>33</text:p>
          </table:table-cell>
          <table:table-cell table:formula="of:=ROUND( ([.H35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office:value-type="string" calcext:value-type="string">
            <text:p>Mushshroom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 ([.H36]+2.5) *10 ; ([.H36]+3.5) * 10)" office:value-type="float" office:value="26" calcext:value-type="float">
            <text:p>26</text:p>
          </table:table-cell>
          <table:table-cell table:formula="of:=ROUND( ([.H36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office:value-type="string" calcext:value-type="string">
            <text:p>Appl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 ([.H37]+2.5) *10 ; ([.H37]+3.5) * 10)" office:value-type="float" office:value="25" calcext:value-type="float">
            <text:p>25</text:p>
          </table:table-cell>
          <table:table-cell table:formula="of:=ROUND( ([.H37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office:value-type="string" calcext:value-type="string">
            <text:p>Aspergu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 ([.H38]+2.5) *10 ; ([.H38]+3.5) * 10)" office:value-type="float" office:value="35" calcext:value-type="float">
            <text:p>35</text:p>
          </table:table-cell>
          <table:table-cell table:formula="of:=ROUND( ([.H38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office:value-type="string" calcext:value-type="string">
            <text:p>Ap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 ([.H39]+2.5) *10 ; ([.H39]+3.5) * 10)" office:value-type="float" office:value="28" calcext:value-type="float">
            <text:p>28</text:p>
          </table:table-cell>
          <table:table-cell table:formula="of:=ROUND( ([.H39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rte aux pommes</text:p>
          </table:table-cell>
          <table:table-cell office:value-type="string" calcext:value-type="string">
            <text:p>Applepie</text:p>
          </table:table-cell>
          <table:table-cell table:formula="of:=T(&quot;C'est un &quot;) &amp; LOWER([.A40])" office:value-type="string" office:string-value="C'est un tarte aux pommes" calcext:value-type="string">
            <text:p>C'est un tarte aux pommes</text:p>
          </table:table-cell>
          <table:table-cell office:value-type="float" office:value="100" calcext:value-type="float">
            <text:p>100</text:p>
          </table:table-cell>
          <table:table-cell table:formula="of:=ROUND( ([.H40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9" office:value-type="string" calcext:value-type="string">
            <text:p>$</text:p>
          </table:table-cell>
          <table:table-cell table:style-name="ce20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2" office:value-type="string" calcext:value-type="string">
            <text:p>Rusty sword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7" table:formula="of:=[.G2] * 10 - RANDBETWEEN(-4;4)" office:value-type="float" office:value="14" calcext:value-type="float">
            <text:p>14</text:p>
          </table:table-cell>
          <table:table-cell table:style-name="ce8" table:formula="of:=ROUND( (['b - Armes'.D2]*1.5) + RANDBETWEEN(0;10) )" office:value-type="float" office:value="23" calcext:value-type="float">
            <text:p>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2" office:value-type="string" calcext:value-type="string">
            <text:p>Miner pickaxe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7" table:formula="of:=[.G3] * 10 - RANDBETWEEN(-4;4)" office:value-type="float" office:value="8" calcext:value-type="float">
            <text:p>8</text:p>
          </table:table-cell>
          <table:table-cell table:style-name="ce8" table:formula="of:=ROUND( (['b - Armes'.D3]*1.5) + RANDBETWEEN(0;10) )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2" office:value-type="string" calcext:value-type="string">
            <text:p>Broken dagger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7" table:formula="of:=[.G4] * 10 - RANDBETWEEN(-4;4)" office:value-type="float" office:value="7" calcext:value-type="float">
            <text:p>7</text:p>
          </table:table-cell>
          <table:table-cell table:style-name="ce8" table:formula="of:=ROUND( (['b - Armes'.D4]*1.5) + RANDBETWEEN(0;10) )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2" office:value-type="string" calcext:value-type="string">
            <text:p>Old hachet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7" table:formula="of:=[.G5] * 10 - RANDBETWEEN(-4;4)" office:value-type="float" office:value="7" calcext:value-type="float">
            <text:p>7</text:p>
          </table:table-cell>
          <table:table-cell table:style-name="ce8" table:formula="of:=ROUND( (['b - Armes'.D5]*1.5) + RANDBETWEEN(0;10) )" office:value-type="float" office:value="14" calcext:value-type="float">
            <text:p>1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2" office:value-type="string" calcext:value-type="string">
            <text:p>Solid stick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7" table:formula="of:=[.G6] * 10 - RANDBETWEEN(-4;4)" office:value-type="float" office:value="7" calcext:value-type="float">
            <text:p>7</text:p>
          </table:table-cell>
          <table:table-cell table:style-name="ce8" table:formula="of:=ROUND( (['b - Armes'.D6]*1.5) + RANDBETWEEN(0;10) )"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2" office:value-type="string" calcext:value-type="string">
            <text:p>Wooden stake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7" table:formula="of:=[.G7] * 10 - RANDBETWEEN(-4;4)" office:value-type="float" office:value="11" calcext:value-type="float">
            <text:p>11</text:p>
          </table:table-cell>
          <table:table-cell table:style-name="ce8" table:formula="of:=ROUND( (['b - Armes'.D7]*1.5) + RANDBETWEEN(0;10) )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2" office:value-type="string" calcext:value-type="string">
            <text:p>Wooden club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7" table:formula="of:=[.G8] * 10 - RANDBETWEEN(-4;4)" office:value-type="float" office:value="7" calcext:value-type="float">
            <text:p>7</text:p>
          </table:table-cell>
          <table:table-cell table:style-name="ce8" table:formula="of:=ROUND( (['b - Armes'.D8]*1.5) + RANDBETWEEN(0;10) )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2" office:value-type="string" calcext:value-type="string">
            <text:p>Rusty blunderbuss</text:p>
          </table:table-cell>
          <table:table-cell table:style-name="ce4" table:formula="of:=T(&quot;C'est un &quot;) &amp; LOWER(['b - Armes'.A9])" office:value-type="string" office:string-value="C'est un poivrière rouillée" calcext:value-type="string">
            <text:p>C'est un poivrière rouillée</text:p>
          </table:table-cell>
          <table:table-cell table:style-name="ce17" table:formula="of:=[.G9] * 10 - RANDBETWEEN(-4;4)" office:value-type="float" office:value="8" calcext:value-type="float">
            <text:p>8</text:p>
          </table:table-cell>
          <table:table-cell table:style-name="ce8" table:formula="of:=ROUND( (['b - Armes'.D9]*1.5) + RANDBETWEEN(0;10) )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2" office:value-type="string" calcext:value-type="string">
            <text:p>Rusty pistol</text:p>
          </table:table-cell>
          <table:table-cell table:style-name="ce4" table:formula="of:=T(&quot;C'est un &quot;) &amp; LOWER(['b - Armes'.A10])" office:value-type="string" office:string-value="C'est un pistolet rouillé" calcext:value-type="string">
            <text:p>C'est un pistolet rouillé</text:p>
          </table:table-cell>
          <table:table-cell table:style-name="ce17" table:formula="of:=[.G10] * 10 - RANDBETWEEN(-4;4)" office:value-type="float" office:value="9" calcext:value-type="float">
            <text:p>9</text:p>
          </table:table-cell>
          <table:table-cell table:style-name="ce8" table:formula="of:=ROUND( (['b - Armes'.D10]*1.5) + RANDBETWEEN(0;10) )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2" office:value-type="string" calcext:value-type="string">
            <text:p>Old pistol</text:p>
          </table:table-cell>
          <table:table-cell table:style-name="ce4" table:formula="of:=T(&quot;C'est un &quot;) &amp; LOWER(['b - Armes'.A11])" office:value-type="string" office:string-value="C'est un vieux pistolet" calcext:value-type="string">
            <text:p>C'est un vieux pistolet</text:p>
          </table:table-cell>
          <table:table-cell table:style-name="ce17" table:formula="of:=[.G11] * 10 - RANDBETWEEN(-4;4)" office:value-type="float" office:value="11" calcext:value-type="float">
            <text:p>11</text:p>
          </table:table-cell>
          <table:table-cell table:style-name="ce8" table:formula="of:=ROUND( (['b - Armes'.D11]*1.5) + RANDBETWEEN(0;10) )" office:value-type="float" office:value="26" calcext:value-type="float">
            <text:p>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2" office:value-type="string" calcext:value-type="string">
            <text:p>Old blunderbuss</text:p>
          </table:table-cell>
          <table:table-cell table:style-name="ce4" table:formula="of:=T(&quot;C'est un &quot;) &amp; LOWER(['b - Armes'.A12])" office:value-type="string" office:string-value="C'est un vielle poivrière" calcext:value-type="string">
            <text:p>C'est un vielle poivrière</text:p>
          </table:table-cell>
          <table:table-cell table:style-name="ce17" table:formula="of:=[.G12] * 10 - RANDBETWEEN(-4;4)" office:value-type="float" office:value="11" calcext:value-type="float">
            <text:p>11</text:p>
          </table:table-cell>
          <table:table-cell table:style-name="ce8" table:formula="of:=ROUND( (['b - Armes'.D12]*1.5) + RANDBETWEEN(0;10) )" office:value-type="float" office:value="27" calcext:value-type="float">
            <text:p>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2" office:value-type="string" calcext:value-type="string">
            <text:p>Flint pistol</text:p>
          </table:table-cell>
          <table:table-cell table:style-name="ce4" table:formula="of:=T(&quot;C'est un &quot;) &amp; LOWER(['b - Armes'.A13])" office:value-type="string" office:string-value="C'est un pistolet à silex" calcext:value-type="string">
            <text:p>C'est un pistolet à silex</text:p>
          </table:table-cell>
          <table:table-cell table:style-name="ce17" table:formula="of:=[.G13] * 10 - RANDBETWEEN(-4;4)" office:value-type="float" office:value="11" calcext:value-type="float">
            <text:p>11</text:p>
          </table:table-cell>
          <table:table-cell table:style-name="ce8" table:formula="of:=ROUND( (['b - Armes'.D13]*1.5) + RANDBETWEEN(0;10) )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négligée</text:p>
          </table:table-cell>
          <table:table-cell table:style-name="ce2" office:value-type="string" calcext:value-type="string">
            <text:p>Sloppy canon</text:p>
          </table:table-cell>
          <table:table-cell table:style-name="ce4" table:formula="of:=T(&quot;C'est un &quot;) &amp; LOWER(['b - Armes'.A14])" office:value-type="string" office:string-value="C'est un poivrière négligée" calcext:value-type="string">
            <text:p>C'est un poivrière négligée</text:p>
          </table:table-cell>
          <table:table-cell table:style-name="ce17" table:formula="of:=[.G14] * 10 - RANDBETWEEN(-4;4)" office:value-type="float" office:value="10" calcext:value-type="float">
            <text:p>10</text:p>
          </table:table-cell>
          <table:table-cell table:style-name="ce8" table:formula="of:=ROUND( (['b - Armes'.D14]*1.5) + RANDBETWEEN(0;10) )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négligé</text:p>
          </table:table-cell>
          <table:table-cell table:style-name="ce2" office:value-type="string" calcext:value-type="string">
            <text:p>Sloppy gun</text:p>
          </table:table-cell>
          <table:table-cell table:style-name="ce4" table:formula="of:=T(&quot;C'est un &quot;) &amp; LOWER(['b - Armes'.A15])" office:value-type="string" office:string-value="C'est un pistolet négligé" calcext:value-type="string">
            <text:p>C'est un pistolet négligé</text:p>
          </table:table-cell>
          <table:table-cell table:style-name="ce17" table:formula="of:=[.G15] * 10 - RANDBETWEEN(-4;4)" office:value-type="float" office:value="12" calcext:value-type="float">
            <text:p>12</text:p>
          </table:table-cell>
          <table:table-cell table:style-name="ce8" table:formula="of:=ROUND( (['b - Armes'.D15]*1.5) + RANDBETWEEN(0;10) )" office:value-type="float" office:value="28" calcext:value-type="float">
            <text:p>2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2" office:value-type="string" calcext:value-type="string">
            <text:p>Steel dagger</text:p>
          </table:table-cell>
          <table:table-cell table:style-name="ce4" table:formula="of:=T(&quot;C'est un &quot;) &amp; LOWER(['b - Armes'.A16])" office:value-type="string" office:string-value="C'est un dague en acier" calcext:value-type="string">
            <text:p>C'est un dague en acier</text:p>
          </table:table-cell>
          <table:table-cell table:style-name="ce17" table:formula="of:=[.G16] * 10 - RANDBETWEEN(-4;4)" office:value-type="float" office:value="23" calcext:value-type="float">
            <text:p>23</text:p>
          </table:table-cell>
          <table:table-cell table:style-name="ce8" table:formula="of:=ROUND( (['b - Armes'.D16]*1.5) + RANDBETWEEN(0;10) )" office:value-type="float" office:value="39" calcext:value-type="float">
            <text:p>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2" office:value-type="string" calcext:value-type="string">
            <text:p>Iron club</text:p>
          </table:table-cell>
          <table:table-cell table:style-name="ce4" table:formula="of:=T(&quot;C'est un &quot;) &amp; LOWER(['b - Armes'.A17])" office:value-type="string" office:string-value="C'est un matraque en fer" calcext:value-type="string">
            <text:p>C'est un matraque en fer</text:p>
          </table:table-cell>
          <table:table-cell table:style-name="ce17" table:formula="of:=[.G17] * 10 - RANDBETWEEN(-4;4)" office:value-type="float" office:value="23" calcext:value-type="float">
            <text:p>23</text:p>
          </table:table-cell>
          <table:table-cell table:style-name="ce8" table:formula="of:=ROUND( (['b - Armes'.D17]*1.5) + RANDBETWEEN(0;10) )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number-columns-repeated="2" table:style-name="ce2" office:value-type="string" calcext:value-type="string">
            <text:p>Machette</text:p>
          </table:table-cell>
          <table:table-cell table:style-name="ce4" table:formula="of:=T(&quot;C'est un &quot;) &amp; LOWER(['b - Armes'.A18])" office:value-type="string" office:string-value="C'est un machette" calcext:value-type="string">
            <text:p>C'est un machette</text:p>
          </table:table-cell>
          <table:table-cell table:style-name="ce17" table:formula="of:=[.G18] * 10 - RANDBETWEEN(-4;4)" office:value-type="float" office:value="18" calcext:value-type="float">
            <text:p>18</text:p>
          </table:table-cell>
          <table:table-cell table:style-name="ce8" table:formula="of:=ROUND( (['b - Armes'.D18]*1.5) + RANDBETWEEN(0;10) )" office:value-type="float" office:value="37" calcext:value-type="float">
            <text:p>3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2" office:value-type="string" calcext:value-type="string">
            <text:p>Iron stick</text:p>
          </table:table-cell>
          <table:table-cell table:style-name="ce4" table:formula="of:=T(&quot;C'est un &quot;) &amp; LOWER(['b - Armes'.A19])" office:value-type="string" office:string-value="C'est un bâton en fer" calcext:value-type="string">
            <text:p>C'est un bâton en fer</text:p>
          </table:table-cell>
          <table:table-cell table:style-name="ce17" table:formula="of:=[.G19] * 10 - RANDBETWEEN(-4;4)" office:value-type="float" office:value="24" calcext:value-type="float">
            <text:p>24</text:p>
          </table:table-cell>
          <table:table-cell table:style-name="ce8" table:formula="of:=ROUND( (['b - Armes'.D19]*1.5) + RANDBETWEEN(0;10) )" office:value-type="float" office:value="36" calcext:value-type="float">
            <text:p>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2" office:value-type="string" calcext:value-type="string">
            <text:p>Steel hachet</text:p>
          </table:table-cell>
          <table:table-cell table:style-name="ce4" table:formula="of:=T(&quot;C'est un &quot;) &amp; LOWER(['b - Armes'.A20])" office:value-type="string" office:string-value="C'est un hachette d'acier" calcext:value-type="string">
            <text:p>C'est un hachette d'acier</text:p>
          </table:table-cell>
          <table:table-cell table:style-name="ce17" table:formula="of:=[.G20] * 10 - RANDBETWEEN(-4;4)" office:value-type="float" office:value="17" calcext:value-type="float">
            <text:p>17</text:p>
          </table:table-cell>
          <table:table-cell table:style-name="ce8" table:formula="of:=ROUND( (['b - Armes'.D20]*1.5) + RANDBETWEEN(0;10) )" office:value-type="float" office:value="36" calcext:value-type="float">
            <text:p>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2" office:value-type="string" calcext:value-type="string">
            <text:p>Old canon</text:p>
          </table:table-cell>
          <table:table-cell table:style-name="ce4"/>
          <table:table-cell table:style-name="ce17" table:formula="of:=[.G21] * 10 - RANDBETWEEN(-4;4)" office:value-type="float" office:value="20" calcext:value-type="float">
            <text:p>20</text:p>
          </table:table-cell>
          <table:table-cell table:style-name="ce8" table:formula="of:=ROUND( (['b - Armes'.D21]*1.5) + RANDBETWEEN(0;10) )" office:value-type="float" office:value="36" calcext:value-type="float">
            <text:p>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2" office:value-type="string" calcext:value-type="string">
            <text:p>Flint canon</text:p>
          </table:table-cell>
          <table:table-cell table:style-name="ce4"/>
          <table:table-cell table:style-name="ce17" table:formula="of:=[.G22] * 10 - RANDBETWEEN(-4;4)" office:value-type="float" office:value="22" calcext:value-type="float">
            <text:p>22</text:p>
          </table:table-cell>
          <table:table-cell table:style-name="ce8" table:formula="of:=ROUND( (['b - Armes'.D22]*1.5) + RANDBETWEEN(0;10) )" office:value-type="float" office:value="34" calcext:value-type="float">
            <text:p>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2" office:value-type="string" calcext:value-type="string">
            <text:p>Old canon</text:p>
          </table:table-cell>
          <table:table-cell table:style-name="ce4"/>
          <table:table-cell table:style-name="ce17" table:formula="of:=[.G23] * 10 - RANDBETWEEN(-4;4)" office:value-type="float" office:value="20" calcext:value-type="float">
            <text:p>20</text:p>
          </table:table-cell>
          <table:table-cell table:style-name="ce8" table:formula="of:=ROUND( (['b - Armes'.D23]*1.5) + RANDBETWEEN(0;10) )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2" office:value-type="string" calcext:value-type="string">
            <text:p>Rusty canon</text:p>
          </table:table-cell>
          <table:table-cell table:style-name="ce4"/>
          <table:table-cell table:style-name="ce17" table:formula="of:=[.G24] * 10 - RANDBETWEEN(-4;4)" office:value-type="float" office:value="23" calcext:value-type="float">
            <text:p>23</text:p>
          </table:table-cell>
          <table:table-cell table:style-name="ce8" table:formula="of:=ROUND( (['b - Armes'.D24]*1.5) + RANDBETWEEN(0;10) )" office:value-type="float" office:value="42" calcext:value-type="float">
            <text:p>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2" office:value-type="string" calcext:value-type="string">
            <text:p>Rusty gun</text:p>
          </table:table-cell>
          <table:table-cell table:style-name="ce4"/>
          <table:table-cell table:style-name="ce17" table:formula="of:=[.G25] * 10 - RANDBETWEEN(-4;4)" office:value-type="float" office:value="16" calcext:value-type="float">
            <text:p>16</text:p>
          </table:table-cell>
          <table:table-cell table:style-name="ce8" table:formula="of:=ROUND( (['b - Armes'.D25]*1.5) + RANDBETWEEN(0;10) )" office:value-type="float" office:value="33" calcext:value-type="float">
            <text:p>3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2" office:value-type="string" calcext:value-type="string">
            <text:p>Big steel sword</text:p>
          </table:table-cell>
          <table:table-cell table:style-name="ce4" table:formula="of:=T(&quot;C'est un &quot;) &amp; LOWER(['b - Armes'.A26])" office:value-type="string" office:string-value="C'est un grande épée en acier" calcext:value-type="string">
            <text:p>C'est un grande épée en acier</text:p>
          </table:table-cell>
          <table:table-cell table:style-name="ce17" table:formula="of:=[.G26] * 10 - RANDBETWEEN(-4;4)" office:value-type="float" office:value="32" calcext:value-type="float">
            <text:p>32</text:p>
          </table:table-cell>
          <table:table-cell table:style-name="ce8" table:formula="of:=ROUND( (['b - Armes'.D26]*1.5) + RANDBETWEEN(0;10) )" office:value-type="float" office:value="54" calcext:value-type="float">
            <text:p>5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2" office:value-type="string" calcext:value-type="string">
            <text:p>Long rapier</text:p>
          </table:table-cell>
          <table:table-cell table:style-name="ce4" table:formula="of:=T(&quot;C'est un &quot;) &amp; LOWER(['b - Armes'.A27])" office:value-type="string" office:string-value="C'est un longue rapière" calcext:value-type="string">
            <text:p>C'est un longue rapière</text:p>
          </table:table-cell>
          <table:table-cell table:style-name="ce17" table:formula="of:=[.G27] * 10 - RANDBETWEEN(-4;4)" office:value-type="float" office:value="32" calcext:value-type="float">
            <text:p>32</text:p>
          </table:table-cell>
          <table:table-cell table:style-name="ce8" table:formula="of:=ROUND( (['b - Armes'.D27]*1.5) + RANDBETWEEN(0;10) )" office:value-type="float" office:value="48" calcext:value-type="float">
            <text:p>4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2" office:value-type="string" calcext:value-type="string">
            <text:p>Scimitar</text:p>
          </table:table-cell>
          <table:table-cell table:style-name="ce4" table:formula="of:=T(&quot;C'est un &quot;) &amp; LOWER(['b - Armes'.A28])" office:value-type="string" office:string-value="C'est un cimeterre" calcext:value-type="string">
            <text:p>C'est un cimeterre</text:p>
          </table:table-cell>
          <table:table-cell table:style-name="ce17" table:formula="of:=[.G28] * 10 - RANDBETWEEN(-4;4)" office:value-type="float" office:value="32" calcext:value-type="float">
            <text:p>32</text:p>
          </table:table-cell>
          <table:table-cell table:style-name="ce8" table:formula="of:=ROUND( (['b - Armes'.D28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2" office:value-type="string" calcext:value-type="string">
            <text:p>Stone mace</text:p>
          </table:table-cell>
          <table:table-cell table:style-name="ce4" table:formula="of:=T(&quot;C'est un &quot;) &amp; LOWER(['b - Armes'.A29])" office:value-type="string" office:string-value="C'est un massue de pierre" calcext:value-type="string">
            <text:p>C'est un massue de pierre</text:p>
          </table:table-cell>
          <table:table-cell table:style-name="ce17" table:formula="of:=[.G29] * 10 - RANDBETWEEN(-4;4)" office:value-type="float" office:value="29" calcext:value-type="float">
            <text:p>29</text:p>
          </table:table-cell>
          <table:table-cell table:style-name="ce8" table:formula="of:=ROUND( (['b - Armes'.D29]*1.5) + RANDBETWEEN(0;10) )" office:value-type="float" office:value="53" calcext:value-type="float">
            <text:p>5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2" office:value-type="string" calcext:value-type="string">
            <text:p>Long iron sword</text:p>
          </table:table-cell>
          <table:table-cell table:style-name="ce4" table:formula="of:=T(&quot;C'est un &quot;) &amp; LOWER(['b - Armes'.A30])" office:value-type="string" office:string-value="C'est un longue épée en fer" calcext:value-type="string">
            <text:p>C'est un longue épée en fer</text:p>
          </table:table-cell>
          <table:table-cell table:style-name="ce17" table:formula="of:=[.G30] * 10 - RANDBETWEEN(-4;4)" office:value-type="float" office:value="32" calcext:value-type="float">
            <text:p>32</text:p>
          </table:table-cell>
          <table:table-cell table:style-name="ce8" table:formula="of:=ROUND( (['b - Armes'.D30]*1.5) + RANDBETWEEN(0;10) )" office:value-type="float" office:value="54" calcext:value-type="float">
            <text:p>5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2" office:value-type="string" calcext:value-type="string">
            <text:p>Barbed bludgeon</text:p>
          </table:table-cell>
          <table:table-cell table:style-name="ce4" table:formula="of:=T(&quot;C'est un &quot;) &amp; LOWER(['b - Armes'.A31])" office:value-type="string" office:string-value="C'est un gourdin barbelé" calcext:value-type="string">
            <text:p>C'est un gourdin barbelé</text:p>
          </table:table-cell>
          <table:table-cell table:style-name="ce17" table:formula="of:=[.G31] * 10 - RANDBETWEEN(-4;4)" office:value-type="float" office:value="32" calcext:value-type="float">
            <text:p>32</text:p>
          </table:table-cell>
          <table:table-cell table:style-name="ce8" table:formula="of:=ROUND( (['b - Armes'.D31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2" office:value-type="string" calcext:value-type="string">
            <text:p>Short lance</text:p>
          </table:table-cell>
          <table:table-cell table:style-name="ce4" table:formula="of:=T(&quot;C'est un &quot;) &amp; LOWER(['b - Armes'.A32])" office:value-type="string" office:string-value="C'est un lance courte" calcext:value-type="string">
            <text:p>C'est un lance courte</text:p>
          </table:table-cell>
          <table:table-cell table:style-name="ce17" table:formula="of:=[.G32] * 10 - RANDBETWEEN(-4;4)" office:value-type="float" office:value="29" calcext:value-type="float">
            <text:p>29</text:p>
          </table:table-cell>
          <table:table-cell table:style-name="ce8" table:formula="of:=ROUND( (['b - Armes'.D32]*1.5) + RANDBETWEEN(0;10) )" office:value-type="float" office:value="51" calcext:value-type="float">
            <text:p>5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2" office:value-type="string" calcext:value-type="string">
            <text:p>Old handgun</text:p>
          </table:table-cell>
          <table:table-cell table:style-name="ce4"/>
          <table:table-cell table:style-name="ce17" table:formula="of:=[.G33] * 10 - RANDBETWEEN(-4;4)" office:value-type="float" office:value="30" calcext:value-type="float">
            <text:p>30</text:p>
          </table:table-cell>
          <table:table-cell table:style-name="ce8" table:formula="of:=ROUND( (['b - Armes'.D33]*1.5) + RANDBETWEEN(0;10) )" office:value-type="float" office:value="51" calcext:value-type="float">
            <text:p>5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2" office:value-type="string" calcext:value-type="string">
            <text:p>Traveller’s gun</text:p>
          </table:table-cell>
          <table:table-cell table:style-name="ce4"/>
          <table:table-cell table:style-name="ce17" table:formula="of:=[.G34] * 10 - RANDBETWEEN(-4;4)" office:value-type="float" office:value="28" calcext:value-type="float">
            <text:p>28</text:p>
          </table:table-cell>
          <table:table-cell table:style-name="ce8" table:formula="of:=ROUND( (['b - Armes'.D34]*1.5) + RANDBETWEEN(0;10) )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2" office:value-type="string" calcext:value-type="string">
            <text:p>Vagabond canon</text:p>
          </table:table-cell>
          <table:table-cell table:style-name="ce4"/>
          <table:table-cell table:style-name="ce17" table:formula="of:=[.G35] * 10 - RANDBETWEEN(-4;4)" office:value-type="float" office:value="33" calcext:value-type="float">
            <text:p>33</text:p>
          </table:table-cell>
          <table:table-cell table:style-name="ce8" table:formula="of:=ROUND( (['b - Armes'.D35]*1.5) + RANDBETWEEN(0;10) )" office:value-type="float" office:value="57" calcext:value-type="float">
            <text:p>5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2" office:value-type="string" calcext:value-type="string">
            <text:p>Deck pistol</text:p>
          </table:table-cell>
          <table:table-cell table:style-name="ce4"/>
          <table:table-cell table:style-name="ce17" table:formula="of:=[.G36] * 10 - RANDBETWEEN(-4;4)" office:value-type="float" office:value="27" calcext:value-type="float">
            <text:p>27</text:p>
          </table:table-cell>
          <table:table-cell table:style-name="ce8" table:formula="of:=ROUND( (['b - Armes'.D36]*1.5) + RANDBETWEEN(0;10) )" office:value-type="float" office:value="51" calcext:value-type="float">
            <text:p>5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2" office:value-type="string" calcext:value-type="string">
            <text:p>Bolt gun</text:p>
          </table:table-cell>
          <table:table-cell table:style-name="ce4"/>
          <table:table-cell table:style-name="ce17" table:formula="of:=[.G37] * 10 - RANDBETWEEN(-4;4)" office:value-type="float" office:value="32" calcext:value-type="float">
            <text:p>32</text:p>
          </table:table-cell>
          <table:table-cell table:style-name="ce8" table:formula="of:=ROUND( (['b - Armes'.D37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2" office:value-type="string" calcext:value-type="string">
            <text:p>Flint bazook</text:p>
          </table:table-cell>
          <table:table-cell table:style-name="ce4"/>
          <table:table-cell table:style-name="ce17" table:formula="of:=[.G38] * 10 - RANDBETWEEN(-4;4)" office:value-type="float" office:value="31" calcext:value-type="float">
            <text:p>31</text:p>
          </table:table-cell>
          <table:table-cell table:style-name="ce8" table:formula="of:=ROUND( (['b - Armes'.D38]*1.5) + RANDBETWEEN(0;10) )" office:value-type="float" office:value="56" calcext:value-type="float">
            <text:p>5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2" office:value-type="string" calcext:value-type="string">
            <text:p>Old gun</text:p>
          </table:table-cell>
          <table:table-cell table:style-name="ce4"/>
          <table:table-cell table:style-name="ce17" table:formula="of:=[.G39] * 10 - RANDBETWEEN(-4;4)" office:value-type="float" office:value="34" calcext:value-type="float">
            <text:p>34</text:p>
          </table:table-cell>
          <table:table-cell table:style-name="ce8" table:formula="of:=ROUND( (['b - Armes'.D39]*1.5) + RANDBETWEEN(0;10) )" office:value-type="float" office:value="51" calcext:value-type="float">
            <text:p>5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number-columns-repeated="2" table:style-name="ce2" office:value-type="string" calcext:value-type="string">
            <text:p>Claymore</text:p>
          </table:table-cell>
          <table:table-cell table:style-name="ce4" table:formula="of:=T(&quot;C'est un &quot;) &amp; LOWER(['b - Armes'.A40])" office:value-type="string" office:string-value="C'est un claymore" calcext:value-type="string">
            <text:p>C'est un claymore</text:p>
          </table:table-cell>
          <table:table-cell table:style-name="ce17" table:formula="of:=[.G40] * 10 - RANDBETWEEN(-4;4)" office:value-type="float" office:value="42" calcext:value-type="float">
            <text:p>42</text:p>
          </table:table-cell>
          <table:table-cell table:style-name="ce8" table:formula="of:=ROUND( (['b - Armes'.D40]*1.5) + RANDBETWEEN(0;10) )" office:value-type="float" office:value="73" calcext:value-type="float">
            <text:p>7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2" office:value-type="string" calcext:value-type="string">
            <text:p>Morning star</text:p>
          </table:table-cell>
          <table:table-cell table:style-name="ce4" table:formula="of:=T(&quot;C'est un &quot;) &amp; LOWER(['b - Armes'.A41])" office:value-type="string" office:string-value="C'est un etoile du matin" calcext:value-type="string">
            <text:p>C'est un etoile du matin</text:p>
          </table:table-cell>
          <table:table-cell table:style-name="ce17" table:formula="of:=[.G41] * 10 - RANDBETWEEN(-4;4)" office:value-type="float" office:value="43" calcext:value-type="float">
            <text:p>43</text:p>
          </table:table-cell>
          <table:table-cell table:style-name="ce8" table:formula="of:=ROUND( (['b - Armes'.D41]*1.5) + RANDBETWEEN(0;10) )" office:value-type="float" office:value="71" calcext:value-type="float">
            <text:p>7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Bastard sword</text:p>
          </table:table-cell>
          <table:table-cell table:style-name="ce4" table:formula="of:=T(&quot;C'est un &quot;) &amp; LOWER(['b - Armes'.A42])" office:value-type="string" office:string-value="C'est un epée batarde" calcext:value-type="string">
            <text:p>C'est un epée batarde</text:p>
          </table:table-cell>
          <table:table-cell table:style-name="ce17" table:formula="of:=[.G42] * 10 - RANDBETWEEN(-4;4)" office:value-type="float" office:value="36" calcext:value-type="float">
            <text:p>36</text:p>
          </table:table-cell>
          <table:table-cell table:style-name="ce8" table:formula="of:=ROUND( (['b - Armes'.D42]*1.5) + RANDBETWEEN(0;10) )" office:value-type="float" office:value="64" calcext:value-type="float">
            <text:p>6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2" office:value-type="string" calcext:value-type="string">
            <text:p>Immense mace</text:p>
          </table:table-cell>
          <table:table-cell table:style-name="ce4" table:formula="of:=T(&quot;C'est un &quot;) &amp; LOWER(['b - Armes'.A43])" office:value-type="string" office:string-value="C'est un fléau d'ames" calcext:value-type="string">
            <text:p>C'est un fléau d'ames</text:p>
          </table:table-cell>
          <table:table-cell table:style-name="ce17" table:formula="of:=[.G43] * 10 - RANDBETWEEN(-4;4)" office:value-type="float" office:value="41" calcext:value-type="float">
            <text:p>41</text:p>
          </table:table-cell>
          <table:table-cell table:style-name="ce8" table:formula="of:=ROUND( (['b - Armes'.D43]*1.5) + RANDBETWEEN(0;10) )" office:value-type="float" office:value="69" calcext:value-type="float">
            <text:p>6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2" office:value-type="string" calcext:value-type="string">
            <text:p>Steel saber</text:p>
          </table:table-cell>
          <table:table-cell table:style-name="ce4" table:formula="of:=T(&quot;C'est un &quot;) &amp; LOWER(['b - Armes'.A44])" office:value-type="string" office:string-value="C'est un sabre d'acier" calcext:value-type="string">
            <text:p>C'est un sabre d'acier</text:p>
          </table:table-cell>
          <table:table-cell table:style-name="ce17" table:formula="of:=[.G44] * 10 - RANDBETWEEN(-4;4)" office:value-type="float" office:value="42" calcext:value-type="float">
            <text:p>42</text:p>
          </table:table-cell>
          <table:table-cell table:style-name="ce8" table:formula="of:=ROUND( (['b - Armes'.D44]*1.5) + RANDBETWEEN(0;10) )" office:value-type="float" office:value="72" calcext:value-type="float">
            <text:p>7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15" office:value-type="string" calcext:value-type="string">
            <text:p>Grande serpe</text:p>
          </table:table-cell>
          <table:table-cell table:style-name="ce15" office:value-type="string" calcext:value-type="string">
            <text:p>Grand billhook</text:p>
          </table:table-cell>
          <table:table-cell table:style-name="ce4" table:formula="of:=T(&quot;C'est un &quot;) &amp; LOWER(['b - Armes'.A45])" office:value-type="string" office:string-value="C'est un grande serpe" calcext:value-type="string">
            <text:p>C'est un grande serpe</text:p>
          </table:table-cell>
          <table:table-cell table:style-name="ce17" table:formula="of:=[.G45] * 10 - RANDBETWEEN(-4;4)" office:value-type="float" office:value="43" calcext:value-type="float">
            <text:p>43</text:p>
          </table:table-cell>
          <table:table-cell table:style-name="ce8" table:formula="of:=ROUND( (['b - Armes'.D45]*1.5) + RANDBETWEEN(0;10) )" office:value-type="float" office:value="72" calcext:value-type="float">
            <text:p>7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2" office:value-type="string" calcext:value-type="string">
            <text:p>Travelling pistol</text:p>
          </table:table-cell>
          <table:table-cell table:style-name="ce4"/>
          <table:table-cell table:style-name="ce17" table:formula="of:=[.G46] * 10 - RANDBETWEEN(-4;4)" office:value-type="float" office:value="42" calcext:value-type="float">
            <text:p>42</text:p>
          </table:table-cell>
          <table:table-cell table:style-name="ce8" table:formula="of:=ROUND( (['b - Armes'.D46]*1.5) + RANDBETWEEN(0;10) )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2" office:value-type="string" calcext:value-type="string">
            <text:p>Travelling canon</text:p>
          </table:table-cell>
          <table:table-cell table:style-name="ce4"/>
          <table:table-cell table:style-name="ce17" table:formula="of:=[.G47] * 10 - RANDBETWEEN(-4;4)" office:value-type="float" office:value="38" calcext:value-type="float">
            <text:p>38</text:p>
          </table:table-cell>
          <table:table-cell table:style-name="ce8" table:formula="of:=ROUND( (['b - Armes'.D47]*1.5) + RANDBETWEEN(0;10) )" office:value-type="float" office:value="67" calcext:value-type="float">
            <text:p>6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2" office:value-type="string" calcext:value-type="string">
            <text:p>Deck canon</text:p>
          </table:table-cell>
          <table:table-cell table:style-name="ce4"/>
          <table:table-cell table:style-name="ce17" table:formula="of:=[.G48] * 10 - RANDBETWEEN(-4;4)" office:value-type="float" office:value="37" calcext:value-type="float">
            <text:p>37</text:p>
          </table:table-cell>
          <table:table-cell table:style-name="ce8" table:formula="of:=ROUND( (['b - Armes'.D48]*1.5) + RANDBETWEEN(0;10) )" office:value-type="float" office:value="58" calcext:value-type="float">
            <text:p>5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2" office:value-type="string" calcext:value-type="string">
            <text:p>Well crafted gun</text:p>
          </table:table-cell>
          <table:table-cell table:style-name="ce4"/>
          <table:table-cell table:style-name="ce17" table:formula="of:=[.G49] * 10 - RANDBETWEEN(-4;4)" office:value-type="float" office:value="36" calcext:value-type="float">
            <text:p>36</text:p>
          </table:table-cell>
          <table:table-cell table:style-name="ce8" table:formula="of:=ROUND( (['b - Armes'.D49]*1.5) + RANDBETWEEN(0;10) )" office:value-type="float" office:value="57" calcext:value-type="float">
            <text:p>5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2" office:value-type="string" calcext:value-type="string">
            <text:p>Well crafted canon</text:p>
          </table:table-cell>
          <table:table-cell table:style-name="ce4"/>
          <table:table-cell table:style-name="ce17" table:formula="of:=[.G50] * 10 - RANDBETWEEN(-4;4)" office:value-type="float" office:value="41" calcext:value-type="float">
            <text:p>41</text:p>
          </table:table-cell>
          <table:table-cell table:style-name="ce8" table:formula="of:=ROUND( (['b - Armes'.D50]*1.5) + RANDBETWEEN(0;10) )" office:value-type="float" office:value="67" calcext:value-type="float">
            <text:p>6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puissante</text:p>
          </table:table-cell>
          <table:table-cell table:style-name="ce2" office:value-type="string" calcext:value-type="string">
            <text:p>Powerfull canon</text:p>
          </table:table-cell>
          <table:table-cell table:style-name="ce4"/>
          <table:table-cell table:style-name="ce17" table:formula="of:=[.G51] * 10 - RANDBETWEEN(-4;4)" office:value-type="float" office:value="41" calcext:value-type="float">
            <text:p>41</text:p>
          </table:table-cell>
          <table:table-cell table:style-name="ce8" table:formula="of:=ROUND( (['b - Armes'.D51]*1.5) + RANDBETWEEN(0;10) )" office:value-type="float" office:value="68" calcext:value-type="float">
            <text:p>6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Steel lance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7" table:formula="of:=[.G52] * 10 - RANDBETWEEN(-4;4)" office:value-type="float" office:value="49" calcext:value-type="float">
            <text:p>49</text:p>
          </table:table-cell>
          <table:table-cell table:style-name="ce8" table:formula="of:=ROUND( (['b - Armes'.D52]*1.5) + RANDBETWEEN(0;10) )" office:value-type="float" office:value="78" calcext:value-type="float">
            <text:p>7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War hammer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7" table:formula="of:=[.G53] * 10 - RANDBETWEEN(-4;4)" office:value-type="float" office:value="50" calcext:value-type="float">
            <text:p>50</text:p>
          </table:table-cell>
          <table:table-cell table:style-name="ce8" table:formula="of:=ROUND( (['b - Armes'.D53]*1.5) + RANDBETWEEN(0;10) )" office:value-type="float" office:value="76" calcext:value-type="float">
            <text:p>7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Double axe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7" table:formula="of:=[.G54] * 10 - RANDBETWEEN(-4;4)" office:value-type="float" office:value="47" calcext:value-type="float">
            <text:p>47</text:p>
          </table:table-cell>
          <table:table-cell table:style-name="ce8" table:formula="of:=ROUND( (['b - Armes'.D54]*1.5) + RANDBETWEEN(0;10) )" office:value-type="float" office:value="78" calcext:value-type="float">
            <text:p>7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number-columns-repeated="2" table:style-name="ce2" office:value-type="string" calcext:value-type="string">
            <text:p>Trident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7" table:formula="of:=[.G55] * 10 - RANDBETWEEN(-4;4)" office:value-type="float" office:value="49" calcext:value-type="float">
            <text:p>49</text:p>
          </table:table-cell>
          <table:table-cell table:style-name="ce8" table:formula="of:=ROUND( (['b - Armes'.D55]*1.5) + RANDBETWEEN(0;10) )" office:value-type="float" office:value="74" calcext:value-type="float">
            <text:p>7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Cutlas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7" table:formula="of:=[.G56] * 10 - RANDBETWEEN(-4;4)" office:value-type="float" office:value="53" calcext:value-type="float">
            <text:p>53</text:p>
          </table:table-cell>
          <table:table-cell table:style-name="ce8" table:formula="of:=ROUND( (['b - Armes'.D56]*1.5) + RANDBETWEEN(0;10) )" office:value-type="float" office:value="80" calcext:value-type="float">
            <text:p>8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Iron mac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7" table:formula="of:=[.G57] * 10 - RANDBETWEEN(-4;4)" office:value-type="float" office:value="54" calcext:value-type="float">
            <text:p>54</text:p>
          </table:table-cell>
          <table:table-cell table:style-name="ce8" table:formula="of:=ROUND( (['b - Armes'.D57]*1.5) + RANDBETWEEN(0;10) )" office:value-type="float" office:value="86" calcext:value-type="float">
            <text:p>8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2" office:value-type="string" calcext:value-type="string">
            <text:p>Steel gun</text:p>
          </table:table-cell>
          <table:table-cell table:style-name="ce4"/>
          <table:table-cell table:style-name="ce17" table:formula="of:=[.G58] * 10 - RANDBETWEEN(-4;4)" office:value-type="float" office:value="48" calcext:value-type="float">
            <text:p>48</text:p>
          </table:table-cell>
          <table:table-cell table:style-name="ce8" table:formula="of:=ROUND( (['b - Armes'.D58]*1.5) + RANDBETWEEN(0;10) )" office:value-type="float" office:value="75" calcext:value-type="float">
            <text:p>7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2" office:value-type="string" calcext:value-type="string">
            <text:p>Culverin</text:p>
          </table:table-cell>
          <table:table-cell table:style-name="ce4"/>
          <table:table-cell table:style-name="ce17" table:formula="of:=[.G59] * 10 - RANDBETWEEN(-4;4)" office:value-type="float" office:value="53" calcext:value-type="float">
            <text:p>53</text:p>
          </table:table-cell>
          <table:table-cell table:style-name="ce8" table:formula="of:=ROUND( (['b - Armes'.D59]*1.5) + RANDBETWEEN(0;10) )" office:value-type="float" office:value="89" calcext:value-type="float">
            <text:p>8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2" office:value-type="string" calcext:value-type="string">
            <text:p>Iron gun</text:p>
          </table:table-cell>
          <table:table-cell table:style-name="ce4"/>
          <table:table-cell table:style-name="ce17" table:formula="of:=[.G60] * 10 - RANDBETWEEN(-4;4)" office:value-type="float" office:value="52" calcext:value-type="float">
            <text:p>52</text:p>
          </table:table-cell>
          <table:table-cell table:style-name="ce8" table:formula="of:=ROUND( (['b - Armes'.D60]*1.5) + RANDBETWEEN(0;10) )" office:value-type="float" office:value="83" calcext:value-type="float">
            <text:p>8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2" office:value-type="string" calcext:value-type="string">
            <text:p>Steel pistol</text:p>
          </table:table-cell>
          <table:table-cell table:style-name="ce4"/>
          <table:table-cell table:style-name="ce17" table:formula="of:=[.G61] * 10 - RANDBETWEEN(-4;4)" office:value-type="float" office:value="48" calcext:value-type="float">
            <text:p>48</text:p>
          </table:table-cell>
          <table:table-cell table:style-name="ce8" table:formula="of:=ROUND( (['b - Armes'.D61]*1.5) + RANDBETWEEN(0;10) )" office:value-type="float" office:value="82" calcext:value-type="float">
            <text:p>8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2" office:value-type="string" calcext:value-type="string">
            <text:p>Old culverine</text:p>
          </table:table-cell>
          <table:table-cell table:style-name="ce4"/>
          <table:table-cell table:style-name="ce17" table:formula="of:=[.G62] * 10 - RANDBETWEEN(-4;4)" office:value-type="float" office:value="52" calcext:value-type="float">
            <text:p>52</text:p>
          </table:table-cell>
          <table:table-cell table:style-name="ce8" table:formula="of:=ROUND( (['b - Armes'.D62]*1.5) + RANDBETWEEN(0;10) )" office:value-type="float" office:value="83" calcext:value-type="float">
            <text:p>8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2" office:value-type="string" calcext:value-type="string">
            <text:p>Good pistol</text:p>
          </table:table-cell>
          <table:table-cell table:style-name="ce4"/>
          <table:table-cell table:style-name="ce17" table:formula="of:=[.G63] * 10 - RANDBETWEEN(-4;4)" office:value-type="float" office:value="50" calcext:value-type="float">
            <text:p>50</text:p>
          </table:table-cell>
          <table:table-cell table:style-name="ce8" table:formula="of:=ROUND( (['b - Armes'.D63]*1.5) + RANDBETWEEN(0;10) )" office:value-type="float" office:value="83" calcext:value-type="float">
            <text:p>8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Huge sword</text:p>
          </table:table-cell>
          <table:table-cell table:style-name="ce4" table:formula="of:=T(&quot;C'est un &quot;) &amp; LOWER(['b - Armes'.A64])" office:value-type="string" office:string-value="C'est un epée immense" calcext:value-type="string">
            <text:p>C'est un epée immense</text:p>
          </table:table-cell>
          <table:table-cell table:style-name="ce17" table:formula="of:=[.G64] * 10 - RANDBETWEEN(-4;4)" office:value-type="float" office:value="64" calcext:value-type="float">
            <text:p>64</text:p>
          </table:table-cell>
          <table:table-cell table:style-name="ce8" table:formula="of:=ROUND( (['b - Armes'.D64]*1.5) + RANDBETWEEN(0;10) )" office:value-type="float" office:value="98" calcext:value-type="float">
            <text:p>9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Bastard sward</text:p>
          </table:table-cell>
          <table:table-cell table:style-name="ce4" table:formula="of:=T(&quot;C'est un &quot;) &amp; LOWER(['b - Armes'.A65])" office:value-type="string" office:string-value="C'est un epée batarde" calcext:value-type="string">
            <text:p>C'est un epée batarde</text:p>
          </table:table-cell>
          <table:table-cell table:style-name="ce17" table:formula="of:=[.G65] * 10 - RANDBETWEEN(-4;4)" office:value-type="float" office:value="62" calcext:value-type="float">
            <text:p>62</text:p>
          </table:table-cell>
          <table:table-cell table:style-name="ce8" table:formula="of:=ROUND( (['b - Armes'.D65]*1.5) + RANDBETWEEN(0;10) )" office:value-type="float" office:value="102" calcext:value-type="float">
            <text:p>10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Rapier</text:p>
          </table:table-cell>
          <table:table-cell table:style-name="ce4" table:formula="of:=T(&quot;C'est un &quot;) &amp; LOWER(['b - Armes'.A66])" office:value-type="string" office:string-value="C'est un rapière" calcext:value-type="string">
            <text:p>C'est un rapière</text:p>
          </table:table-cell>
          <table:table-cell table:style-name="ce17" table:formula="of:=[.G66] * 10 - RANDBETWEEN(-4;4)" office:value-type="float" office:value="61" calcext:value-type="float">
            <text:p>61</text:p>
          </table:table-cell>
          <table:table-cell table:style-name="ce8" table:formula="of:=ROUND( (['b - Armes'.D66]*1.5) + RANDBETWEEN(0;10) )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Golden sword</text:p>
          </table:table-cell>
          <table:table-cell table:style-name="ce4" table:formula="of:=T(&quot;C'est un &quot;) &amp; LOWER(['b - Armes'.A67])" office:value-type="string" office:string-value="C'est un glaive en or" calcext:value-type="string">
            <text:p>C'est un glaive en or</text:p>
          </table:table-cell>
          <table:table-cell table:style-name="ce17" table:formula="of:=[.G67] * 10 - RANDBETWEEN(-4;4)" office:value-type="float" office:value="60" calcext:value-type="float">
            <text:p>60</text:p>
          </table:table-cell>
          <table:table-cell table:style-name="ce8" table:formula="of:=ROUND( (['b - Armes'.D67]*1.5) + RANDBETWEEN(0;10) )" office:value-type="float" office:value="91" calcext:value-type="float">
            <text:p>9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Curved blade</text:p>
          </table:table-cell>
          <table:table-cell table:style-name="ce4" table:formula="of:=T(&quot;C'est un &quot;) &amp; LOWER(['b - Armes'.A68])" office:value-type="string" office:string-value="C'est un lame incurvée" calcext:value-type="string">
            <text:p>C'est un lame incurvée</text:p>
          </table:table-cell>
          <table:table-cell table:style-name="ce17" table:formula="of:=[.G68] * 10 - RANDBETWEEN(-4;4)" office:value-type="float" office:value="56" calcext:value-type="float">
            <text:p>56</text:p>
          </table:table-cell>
          <table:table-cell table:style-name="ce8" table:formula="of:=ROUND( (['b - Armes'.D68]*1.5) + RANDBETWEEN(0;10) )" office:value-type="float" office:value="91" calcext:value-type="float">
            <text:p>9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2" office:value-type="string" calcext:value-type="string">
            <text:p>Cestus</text:p>
          </table:table-cell>
          <table:table-cell table:style-name="ce4" table:formula="of:=T(&quot;C'est un &quot;) &amp; LOWER(['b - Armes'.A69])" office:value-type="string" office:string-value="C'est un ceste" calcext:value-type="string">
            <text:p>C'est un ceste</text:p>
          </table:table-cell>
          <table:table-cell table:style-name="ce17" table:formula="of:=[.G69] * 10 - RANDBETWEEN(-4;4)" office:value-type="float" office:value="59" calcext:value-type="float">
            <text:p>59</text:p>
          </table:table-cell>
          <table:table-cell table:style-name="ce8" table:formula="of:=ROUND( (['b - Armes'.D69]*1.5) + RANDBETWEEN(0;10) )" office:value-type="float" office:value="95" calcext:value-type="float">
            <text:p>9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2" office:value-type="string" calcext:value-type="string">
            <text:p>Soldier pistol</text:p>
          </table:table-cell>
          <table:table-cell table:style-name="ce4"/>
          <table:table-cell table:style-name="ce17" table:formula="of:=[.G70] * 10 - RANDBETWEEN(-4;4)" office:value-type="float" office:value="60" calcext:value-type="float">
            <text:p>60</text:p>
          </table:table-cell>
          <table:table-cell table:style-name="ce8" table:formula="of:=ROUND( (['b - Armes'.D70]*1.5) + RANDBETWEEN(0;10) )" office:value-type="float" office:value="93" calcext:value-type="float">
            <text:p>9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2" office:value-type="string" calcext:value-type="string">
            <text:p>Rusty culverine</text:p>
          </table:table-cell>
          <table:table-cell table:style-name="ce4"/>
          <table:table-cell table:style-name="ce17" table:formula="of:=[.G71] * 10 - RANDBETWEEN(-4;4)" office:value-type="float" office:value="62" calcext:value-type="float">
            <text:p>62</text:p>
          </table:table-cell>
          <table:table-cell table:style-name="ce8" table:formula="of:=ROUND( (['b - Armes'.D71]*1.5) + RANDBETWEEN(0;10) )" office:value-type="float" office:value="95" calcext:value-type="float">
            <text:p>9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2" office:value-type="string" calcext:value-type="string">
            <text:p>Master pistol</text:p>
          </table:table-cell>
          <table:table-cell table:style-name="ce4"/>
          <table:table-cell table:style-name="ce17" table:formula="of:=[.G72] * 10 - RANDBETWEEN(-4;4)" office:value-type="float" office:value="56" calcext:value-type="float">
            <text:p>56</text:p>
          </table:table-cell>
          <table:table-cell table:style-name="ce8" table:formula="of:=ROUND( (['b - Armes'.D72]*1.5) + RANDBETWEEN(0;10) )" office:value-type="float" office:value="90" calcext:value-type="float">
            <text:p>9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2" office:value-type="string" calcext:value-type="string">
            <text:p>Shotgun</text:p>
          </table:table-cell>
          <table:table-cell table:style-name="ce4"/>
          <table:table-cell table:style-name="ce17" table:formula="of:=[.G73] * 10 - RANDBETWEEN(-4;4)" office:value-type="float" office:value="63" calcext:value-type="float">
            <text:p>63</text:p>
          </table:table-cell>
          <table:table-cell table:style-name="ce8" table:formula="of:=ROUND( (['b - Armes'.D73]*1.5) + RANDBETWEEN(0;10) )" office:value-type="float" office:value="98" calcext:value-type="float">
            <text:p>9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2" office:value-type="string" calcext:value-type="string">
            <text:p>Light canon</text:p>
          </table:table-cell>
          <table:table-cell table:style-name="ce4"/>
          <table:table-cell table:style-name="ce17" table:formula="of:=[.G74] * 10 - RANDBETWEEN(-4;4)" office:value-type="float" office:value="58" calcext:value-type="float">
            <text:p>58</text:p>
          </table:table-cell>
          <table:table-cell table:style-name="ce8" table:formula="of:=ROUND( (['b - Armes'.D74]*1.5) + RANDBETWEEN(0;10) )" office:value-type="float" office:value="88" calcext:value-type="float">
            <text:p>8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2" office:value-type="string" calcext:value-type="string">
            <text:p>Good gun</text:p>
          </table:table-cell>
          <table:table-cell table:style-name="ce4"/>
          <table:table-cell table:style-name="ce17" table:formula="of:=[.G75] * 10 - RANDBETWEEN(-4;4)" office:value-type="float" office:value="63" calcext:value-type="float">
            <text:p>63</text:p>
          </table:table-cell>
          <table:table-cell table:style-name="ce8" table:formula="of:=ROUND( (['b - Armes'.D75]*1.5) + RANDBETWEEN(0;10) )" office:value-type="float" office:value="104" calcext:value-type="float">
            <text:p>10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Iron lance</text:p>
          </table:table-cell>
          <table:table-cell table:style-name="ce4" table:formula="of:=T(&quot;C'est un &quot;) &amp; LOWER(['b - Armes'.A76])" office:value-type="string" office:string-value="C'est un lance en acier" calcext:value-type="string">
            <text:p>C'est un lance en acier</text:p>
          </table:table-cell>
          <table:table-cell table:style-name="ce17" table:formula="of:=[.G76] * 10 - RANDBETWEEN(-4;4)" office:value-type="float" office:value="67" calcext:value-type="float">
            <text:p>67</text:p>
          </table:table-cell>
          <table:table-cell table:style-name="ce8" table:formula="of:=ROUND( (['b - Armes'.D76]*1.5) + RANDBETWEEN(0;10) )" office:value-type="float" office:value="101" calcext:value-type="float">
            <text:p>10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Stone hammer</text:p>
          </table:table-cell>
          <table:table-cell table:style-name="ce4" table:formula="of:=T(&quot;C'est un &quot;) &amp; LOWER(['b - Armes'.A77])" office:value-type="string" office:string-value="C'est un marteau de guerre" calcext:value-type="string">
            <text:p>C'est un marteau de guerre</text:p>
          </table:table-cell>
          <table:table-cell table:style-name="ce17" table:formula="of:=[.G77] * 10 - RANDBETWEEN(-4;4)" office:value-type="float" office:value="71" calcext:value-type="float">
            <text:p>71</text:p>
          </table:table-cell>
          <table:table-cell table:style-name="ce8" table:formula="of:=ROUND( (['b - Armes'.D77]*1.5) + RANDBETWEEN(0;10) )" office:value-type="float" office:value="109" calcext:value-type="float">
            <text:p>10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Double hammer</text:p>
          </table:table-cell>
          <table:table-cell table:style-name="ce4" table:formula="of:=T(&quot;C'est un &quot;) &amp; LOWER(['b - Armes'.A78])" office:value-type="string" office:string-value="C'est un double hache" calcext:value-type="string">
            <text:p>C'est un double hache</text:p>
          </table:table-cell>
          <table:table-cell table:style-name="ce17" table:formula="of:=[.G78] * 10 - RANDBETWEEN(-4;4)" office:value-type="float" office:value="67" calcext:value-type="float">
            <text:p>67</text:p>
          </table:table-cell>
          <table:table-cell table:style-name="ce8" table:formula="of:=ROUND( (['b - Armes'.D78]*1.5) + RANDBETWEEN(0;10) )" office:value-type="float" office:value="104" calcext:value-type="float">
            <text:p>10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number-columns-repeated="2" table:style-name="ce2" office:value-type="string" calcext:value-type="string">
            <text:p>Trident</text:p>
          </table:table-cell>
          <table:table-cell table:style-name="ce4" table:formula="of:=T(&quot;C'est un &quot;) &amp; LOWER(['b - Armes'.A79])" office:value-type="string" office:string-value="C'est un trident" calcext:value-type="string">
            <text:p>C'est un trident</text:p>
          </table:table-cell>
          <table:table-cell table:style-name="ce17" table:formula="of:=[.G79] * 10 - RANDBETWEEN(-4;4)" office:value-type="float" office:value="72" calcext:value-type="float">
            <text:p>72</text:p>
          </table:table-cell>
          <table:table-cell table:style-name="ce8" table:formula="of:=ROUND( (['b - Armes'.D79]*1.5) + RANDBETWEEN(0;10) )" office:value-type="float" office:value="111" calcext:value-type="float">
            <text:p>1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Hook</text:p>
          </table:table-cell>
          <table:table-cell table:style-name="ce4" table:formula="of:=T(&quot;C'est un &quot;) &amp; LOWER(['b - Armes'.A80])" office:value-type="string" office:string-value="C'est un coutelas" calcext:value-type="string">
            <text:p>C'est un coutelas</text:p>
          </table:table-cell>
          <table:table-cell table:style-name="ce17" table:formula="of:=[.G80] * 10 - RANDBETWEEN(-4;4)" office:value-type="float" office:value="72" calcext:value-type="float">
            <text:p>72</text:p>
          </table:table-cell>
          <table:table-cell table:style-name="ce8" table:formula="of:=ROUND( (['b - Armes'.D80]*1.5) + RANDBETWEEN(0;10) )" office:value-type="float" office:value="109" calcext:value-type="float">
            <text:p>10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Pirate mace</text:p>
          </table:table-cell>
          <table:table-cell table:style-name="ce4" table:formula="of:=T(&quot;C'est un &quot;) &amp; LOWER(['b - Armes'.A81])" office:value-type="string" office:string-value="C'est un massue immense" calcext:value-type="string">
            <text:p>C'est un massue immense</text:p>
          </table:table-cell>
          <table:table-cell table:style-name="ce17" table:formula="of:=[.G81] * 10 - RANDBETWEEN(-4;4)" office:value-type="float" office:value="69" calcext:value-type="float">
            <text:p>69</text:p>
          </table:table-cell>
          <table:table-cell table:style-name="ce8" table:formula="of:=ROUND( (['b - Armes'.D81]*1.5) + RANDBETWEEN(0;10) )" office:value-type="float" office:value="105" calcext:value-type="float">
            <text:p>10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2" office:value-type="string" calcext:value-type="string">
            <text:p>Soldier shotgun</text:p>
          </table:table-cell>
          <table:table-cell table:style-name="ce4"/>
          <table:table-cell table:style-name="ce17" table:formula="of:=[.G82] * 10 - RANDBETWEEN(-4;4)" office:value-type="float" office:value="69" calcext:value-type="float">
            <text:p>69</text:p>
          </table:table-cell>
          <table:table-cell table:style-name="ce8" table:formula="of:=ROUND( (['b - Armes'.D82]*1.5) + RANDBETWEEN(0;10) )" office:value-type="float" office:value="108" calcext:value-type="float">
            <text:p>10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2" office:value-type="string" calcext:value-type="string">
            <text:p>Old shotgun</text:p>
          </table:table-cell>
          <table:table-cell table:style-name="ce4"/>
          <table:table-cell table:style-name="ce17" table:formula="of:=[.G83] * 10 - RANDBETWEEN(-4;4)" office:value-type="float" office:value="67" calcext:value-type="float">
            <text:p>67</text:p>
          </table:table-cell>
          <table:table-cell table:style-name="ce8" table:formula="of:=ROUND( (['b - Armes'.D83]*1.5) + RANDBETWEEN(0;10) )" office:value-type="float" office:value="104" calcext:value-type="float">
            <text:p>10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2" office:value-type="string" calcext:value-type="string">
            <text:p>Deck shotgun</text:p>
          </table:table-cell>
          <table:table-cell table:style-name="ce4"/>
          <table:table-cell table:style-name="ce17" table:formula="of:=[.G84] * 10 - RANDBETWEEN(-4;4)" office:value-type="float" office:value="68" calcext:value-type="float">
            <text:p>68</text:p>
          </table:table-cell>
          <table:table-cell table:style-name="ce8" table:formula="of:=ROUND( (['b - Armes'.D84]*1.5) + RANDBETWEEN(0;10) )" office:value-type="float" office:value="109" calcext:value-type="float">
            <text:p>10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2" office:value-type="string" calcext:value-type="string">
            <text:p>Powerfull shotgun</text:p>
          </table:table-cell>
          <table:table-cell table:style-name="ce4"/>
          <table:table-cell table:style-name="ce17" table:formula="of:=[.G85] * 10 - RANDBETWEEN(-4;4)" office:value-type="float" office:value="74" calcext:value-type="float">
            <text:p>74</text:p>
          </table:table-cell>
          <table:table-cell table:style-name="ce8" table:formula="of:=ROUND( (['b - Armes'.D85]*1.5) + RANDBETWEEN(0;10) )" office:value-type="float" office:value="121" calcext:value-type="float">
            <text:p>1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2" office:value-type="string" calcext:value-type="string">
            <text:p>Rifle</text:p>
          </table:table-cell>
          <table:table-cell table:style-name="ce4"/>
          <table:table-cell table:style-name="ce17" table:formula="of:=[.G86] * 10 - RANDBETWEEN(-4;4)" office:value-type="float" office:value="74" calcext:value-type="float">
            <text:p>74</text:p>
          </table:table-cell>
          <table:table-cell table:style-name="ce8" table:formula="of:=ROUND( (['b - Armes'.D86]*1.5) + RANDBETWEEN(0;10) )" office:value-type="float" office:value="111" calcext:value-type="float">
            <text:p>1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2" office:value-type="string" calcext:value-type="string">
            <text:p>Harquebus</text:p>
          </table:table-cell>
          <table:table-cell table:style-name="ce4"/>
          <table:table-cell table:style-name="ce17" table:formula="of:=[.G87] * 10 - RANDBETWEEN(-4;4)" office:value-type="float" office:value="72" calcext:value-type="float">
            <text:p>72</text:p>
          </table:table-cell>
          <table:table-cell table:style-name="ce8" table:formula="of:=ROUND( (['b - Armes'.D87]*1.5) + RANDBETWEEN(0;10) )" office:value-type="float" office:value="118" calcext:value-type="float">
            <text:p>1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Master sword</text:p>
          </table:table-cell>
          <table:table-cell table:style-name="ce4" table:formula="of:=T(&quot;C'est un &quot;) &amp; LOWER(['b - Armes'.A88])" office:value-type="string" office:string-value="C'est un epée immense" calcext:value-type="string">
            <text:p>C'est un epée immense</text:p>
          </table:table-cell>
          <table:table-cell table:style-name="ce17" table:formula="of:=[.G88] * 10 - RANDBETWEEN(-4;4)" office:value-type="float" office:value="76" calcext:value-type="float">
            <text:p>76</text:p>
          </table:table-cell>
          <table:table-cell table:style-name="ce8" table:formula="of:=ROUND( (['b - Armes'.D88]*1.5) + RANDBETWEEN(0;10) )" office:value-type="float" office:value="121" calcext:value-type="float">
            <text:p>1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Officer sword</text:p>
          </table:table-cell>
          <table:table-cell table:style-name="ce4" table:formula="of:=T(&quot;C'est un &quot;) &amp; LOWER(['b - Armes'.A89])" office:value-type="string" office:string-value="C'est un epée batarde" calcext:value-type="string">
            <text:p>C'est un epée batarde</text:p>
          </table:table-cell>
          <table:table-cell table:style-name="ce17" table:formula="of:=[.G89] * 10 - RANDBETWEEN(-4;4)" office:value-type="float" office:value="78" calcext:value-type="float">
            <text:p>78</text:p>
          </table:table-cell>
          <table:table-cell table:style-name="ce8" table:formula="of:=ROUND( (['b - Armes'.D89]*1.5) + RANDBETWEEN(0;10) )" office:value-type="float" office:value="125" calcext:value-type="float">
            <text:p>1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Master rapier</text:p>
          </table:table-cell>
          <table:table-cell table:style-name="ce4" table:formula="of:=T(&quot;C'est un &quot;) &amp; LOWER(['b - Armes'.A90])" office:value-type="string" office:string-value="C'est un rapière" calcext:value-type="string">
            <text:p>C'est un rapière</text:p>
          </table:table-cell>
          <table:table-cell table:style-name="ce17" table:formula="of:=[.G90] * 10 - RANDBETWEEN(-4;4)" office:value-type="float" office:value="77" calcext:value-type="float">
            <text:p>77</text:p>
          </table:table-cell>
          <table:table-cell table:style-name="ce8" table:formula="of:=ROUND( (['b - Armes'.D90]*1.5) + RANDBETWEEN(0;10) )" office:value-type="float" office:value="124" calcext:value-type="float">
            <text:p>1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Golden mace</text:p>
          </table:table-cell>
          <table:table-cell table:style-name="ce4" table:formula="of:=T(&quot;C'est un &quot;) &amp; LOWER(['b - Armes'.A91])" office:value-type="string" office:string-value="C'est un glaive en or" calcext:value-type="string">
            <text:p>C'est un glaive en or</text:p>
          </table:table-cell>
          <table:table-cell table:style-name="ce17" table:formula="of:=[.G91] * 10 - RANDBETWEEN(-4;4)" office:value-type="float" office:value="83" calcext:value-type="float">
            <text:p>83</text:p>
          </table:table-cell>
          <table:table-cell table:style-name="ce8" table:formula="of:=ROUND( (['b - Armes'.D91]*1.5) + RANDBETWEEN(0;10) )" office:value-type="float" office:value="133" calcext:value-type="float">
            <text:p>13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Curved sword</text:p>
          </table:table-cell>
          <table:table-cell table:style-name="ce4" table:formula="of:=T(&quot;C'est un &quot;) &amp; LOWER(['b - Armes'.A92])" office:value-type="string" office:string-value="C'est un lame incurvée" calcext:value-type="string">
            <text:p>C'est un lame incurvée</text:p>
          </table:table-cell>
          <table:table-cell table:style-name="ce17" table:formula="of:=[.G92] * 10 - RANDBETWEEN(-4;4)" office:value-type="float" office:value="81" calcext:value-type="float">
            <text:p>81</text:p>
          </table:table-cell>
          <table:table-cell table:style-name="ce8" table:formula="of:=ROUND( (['b - Armes'.D92]*1.5) + RANDBETWEEN(0;10) )" office:value-type="float" office:value="128" calcext:value-type="float">
            <text:p>12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soir</text:p>
          </table:table-cell>
          <table:table-cell table:style-name="ce2" office:value-type="string" calcext:value-type="string">
            <text:p>Razorblade</text:p>
          </table:table-cell>
          <table:table-cell table:style-name="ce4" table:formula="of:=T(&quot;C'est un &quot;) &amp; LOWER(['b - Armes'.A93])" office:value-type="string" office:string-value="C'est un rasoir" calcext:value-type="string">
            <text:p>C'est un rasoir</text:p>
          </table:table-cell>
          <table:table-cell table:style-name="ce17" table:formula="of:=[.G93] * 10 - RANDBETWEEN(-4;4)" office:value-type="float" office:value="82" calcext:value-type="float">
            <text:p>82</text:p>
          </table:table-cell>
          <table:table-cell table:style-name="ce8" table:formula="of:=ROUND( (['b - Armes'.D93]*1.5) + RANDBETWEEN(0;10) )" office:value-type="float" office:value="124" calcext:value-type="float">
            <text:p>1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arquebuse</text:p>
          </table:table-cell>
          <table:table-cell table:style-name="ce2" office:value-type="string" calcext:value-type="string">
            <text:p>Good harquebus</text:p>
          </table:table-cell>
          <table:table-cell table:style-name="ce4"/>
          <table:table-cell table:style-name="ce17" table:formula="of:=[.G94] * 10 - RANDBETWEEN(-4;4)" office:value-type="float" office:value="79" calcext:value-type="float">
            <text:p>79</text:p>
          </table:table-cell>
          <table:table-cell table:style-name="ce8" table:formula="of:=ROUND( (['b - Armes'.D94]*1.5) + RANDBETWEEN(0;10) )" office:value-type="float" office:value="119" calcext:value-type="float">
            <text:p>1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etite arquebuse</text:p>
          </table:table-cell>
          <table:table-cell table:style-name="ce2" office:value-type="string" calcext:value-type="string">
            <text:p>Small rifle</text:p>
          </table:table-cell>
          <table:table-cell table:style-name="ce4"/>
          <table:table-cell table:style-name="ce17" table:formula="of:=[.G95] * 10 - RANDBETWEEN(-4;4)" office:value-type="float" office:value="77" calcext:value-type="float">
            <text:p>77</text:p>
          </table:table-cell>
          <table:table-cell table:style-name="ce8" table:formula="of:=ROUND( (['b - Armes'.D95]*1.5) + RANDBETWEEN(0;10) )" office:value-type="float" office:value="124" calcext:value-type="float">
            <text:p>1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2" office:value-type="string" calcext:value-type="string">
            <text:p>Deck rifle</text:p>
          </table:table-cell>
          <table:table-cell table:style-name="ce4"/>
          <table:table-cell table:style-name="ce17" table:formula="of:=[.G96] * 10 - RANDBETWEEN(-4;4)" office:value-type="float" office:value="83" calcext:value-type="float">
            <text:p>83</text:p>
          </table:table-cell>
          <table:table-cell table:style-name="ce8" table:formula="of:=ROUND( (['b - Armes'.D96]*1.5) + RANDBETWEEN(0;10) )" office:value-type="float" office:value="126" calcext:value-type="float">
            <text:p>1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2" office:value-type="string" calcext:value-type="string">
            <text:p>Powerfull rifle</text:p>
          </table:table-cell>
          <table:table-cell table:style-name="ce4"/>
          <table:table-cell table:style-name="ce17" table:formula="of:=[.G97] * 10 - RANDBETWEEN(-4;4)" office:value-type="float" office:value="80" calcext:value-type="float">
            <text:p>80</text:p>
          </table:table-cell>
          <table:table-cell table:style-name="ce8" table:formula="of:=ROUND( (['b - Armes'.D97]*1.5) + RANDBETWEEN(0;10) )" office:value-type="float" office:value="124" calcext:value-type="float">
            <text:p>1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2" office:value-type="string" calcext:value-type="string">
            <text:p>Light rifle</text:p>
          </table:table-cell>
          <table:table-cell table:style-name="ce4"/>
          <table:table-cell table:style-name="ce17" table:formula="of:=[.G98] * 10 - RANDBETWEEN(-4;4)" office:value-type="float" office:value="78" calcext:value-type="float">
            <text:p>78</text:p>
          </table:table-cell>
          <table:table-cell table:style-name="ce8" table:formula="of:=ROUND( (['b - Armes'.D98]*1.5) + RANDBETWEEN(0;10) )" office:value-type="float" office:value="120" calcext:value-type="float">
            <text:p>1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2" office:value-type="string" calcext:value-type="string">
            <text:p>Rusty spear</text:p>
          </table:table-cell>
          <table:table-cell table:style-name="ce4"/>
          <table:table-cell table:style-name="ce17" table:formula="of:=[.G99] * 10 - RANDBETWEEN(-4;4)" office:value-type="float" office:value="76" calcext:value-type="float">
            <text:p>76</text:p>
          </table:table-cell>
          <table:table-cell table:style-name="ce8" table:formula="of:=ROUND( (['b - Armes'.D99]*1.5) + RANDBETWEEN(0;10) )" office:value-type="float" office:value="117" calcext:value-type="float">
            <text:p>1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Steel spear</text:p>
          </table:table-cell>
          <table:table-cell table:style-name="ce4" table:formula="of:=T(&quot;C'est un &quot;) &amp; LOWER(['b - Armes'.A100])" office:value-type="string" office:string-value="C'est un lance en acier" calcext:value-type="string">
            <text:p>C'est un lance en acier</text:p>
          </table:table-cell>
          <table:table-cell table:style-name="ce17" table:formula="of:=[.G100] * 10 - RANDBETWEEN(-4;4)" office:value-type="float" office:value="93" calcext:value-type="float">
            <text:p>93</text:p>
          </table:table-cell>
          <table:table-cell table:style-name="ce8" table:formula="of:=ROUND( (['b - Armes'.D100]*1.5) + RANDBETWEEN(0;10) )" office:value-type="float" office:value="140" calcext:value-type="float">
            <text:p>1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War spear</text:p>
          </table:table-cell>
          <table:table-cell table:style-name="ce4" table:formula="of:=T(&quot;C'est un &quot;) &amp; LOWER(['b - Armes'.A101])" office:value-type="string" office:string-value="C'est un marteau de guerre" calcext:value-type="string">
            <text:p>C'est un marteau de guerre</text:p>
          </table:table-cell>
          <table:table-cell table:style-name="ce17" table:formula="of:=[.G101] * 10 - RANDBETWEEN(-4;4)" office:value-type="float" office:value="94" calcext:value-type="float">
            <text:p>94</text:p>
          </table:table-cell>
          <table:table-cell table:style-name="ce8" table:formula="of:=ROUND( (['b - Armes'.D101]*1.5) + RANDBETWEEN(0;10) )" office:value-type="float" office:value="143" calcext:value-type="float">
            <text:p>1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Longspear</text:p>
          </table:table-cell>
          <table:table-cell table:style-name="ce4" table:formula="of:=T(&quot;C'est un &quot;) &amp; LOWER(['b - Armes'.A102])" office:value-type="string" office:string-value="C'est un double hache" calcext:value-type="string">
            <text:p>C'est un double hache</text:p>
          </table:table-cell>
          <table:table-cell table:style-name="ce17" table:formula="of:=[.G102] * 10 - RANDBETWEEN(-4;4)" office:value-type="float" office:value="88" calcext:value-type="float">
            <text:p>88</text:p>
          </table:table-cell>
          <table:table-cell table:style-name="ce8" table:formula="of:=ROUND( (['b - Armes'.D102]*1.5) + RANDBETWEEN(0;10) )" office:value-type="float" office:value="136" calcext:value-type="float">
            <text:p>1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number-columns-repeated="2" table:style-name="ce2" office:value-type="string" calcext:value-type="string">
            <text:p>Trident</text:p>
          </table:table-cell>
          <table:table-cell table:style-name="ce4" table:formula="of:=T(&quot;C'est un &quot;) &amp; LOWER(['b - Armes'.A103])" office:value-type="string" office:string-value="C'est un trident" calcext:value-type="string">
            <text:p>C'est un trident</text:p>
          </table:table-cell>
          <table:table-cell table:style-name="ce17" table:formula="of:=[.G103] * 10 - RANDBETWEEN(-4;4)" office:value-type="float" office:value="93" calcext:value-type="float">
            <text:p>93</text:p>
          </table:table-cell>
          <table:table-cell table:style-name="ce8" table:formula="of:=ROUND( (['b - Armes'.D103]*1.5) + RANDBETWEEN(0;10) )" office:value-type="float" office:value="144" calcext:value-type="float">
            <text:p>1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Good cutlass</text:p>
          </table:table-cell>
          <table:table-cell table:style-name="ce4" table:formula="of:=T(&quot;C'est un &quot;) &amp; LOWER(['b - Armes'.A104])" office:value-type="string" office:string-value="C'est un coutelas" calcext:value-type="string">
            <text:p>C'est un coutelas</text:p>
          </table:table-cell>
          <table:table-cell table:style-name="ce17" table:formula="of:=[.G104] * 10 - RANDBETWEEN(-4;4)" office:value-type="float" office:value="87" calcext:value-type="float">
            <text:p>87</text:p>
          </table:table-cell>
          <table:table-cell table:style-name="ce8" table:formula="of:=ROUND( (['b - Armes'.D104]*1.5) + RANDBETWEEN(0;10) )" office:value-type="float" office:value="141" calcext:value-type="float">
            <text:p>1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Big mace</text:p>
          </table:table-cell>
          <table:table-cell table:style-name="ce4" table:formula="of:=T(&quot;C'est un &quot;) &amp; LOWER(['b - Armes'.A105])" office:value-type="string" office:string-value="C'est un massue immense" calcext:value-type="string">
            <text:p>C'est un massue immense</text:p>
          </table:table-cell>
          <table:table-cell table:style-name="ce17" table:formula="of:=[.G105] * 10 - RANDBETWEEN(-4;4)" office:value-type="float" office:value="92" calcext:value-type="float">
            <text:p>92</text:p>
          </table:table-cell>
          <table:table-cell table:style-name="ce8" table:formula="of:=ROUND( (['b - Armes'.D105]*1.5) + RANDBETWEEN(0;10) )" office:value-type="float" office:value="141" calcext:value-type="float">
            <text:p>1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Arquebuse de soldat</text:p>
          </table:table-cell>
          <table:table-cell table:style-name="ce2" office:value-type="string" calcext:value-type="string">
            <text:p>Soldier spear</text:p>
          </table:table-cell>
          <table:table-cell table:style-name="ce4"/>
          <table:table-cell table:style-name="ce17" table:formula="of:=[.G106] * 10 - RANDBETWEEN(-4;4)" office:value-type="float" office:value="92" calcext:value-type="float">
            <text:p>92</text:p>
          </table:table-cell>
          <table:table-cell table:style-name="ce8" table:formula="of:=ROUND( (['b - Armes'.D106]*1.5) + RANDBETWEEN(0;10) )" office:value-type="float" office:value="140" calcext:value-type="float">
            <text:p>1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marin</text:p>
          </table:table-cell>
          <table:table-cell table:style-name="ce2" office:value-type="string" calcext:value-type="string">
            <text:p>Sailor pistol</text:p>
          </table:table-cell>
          <table:table-cell table:style-name="ce4"/>
          <table:table-cell table:style-name="ce17" table:formula="of:=[.G107] * 10 - RANDBETWEEN(-4;4)" office:value-type="float" office:value="86" calcext:value-type="float">
            <text:p>86</text:p>
          </table:table-cell>
          <table:table-cell table:style-name="ce8" table:formula="of:=ROUND( (['b - Armes'.D107]*1.5) + RANDBETWEEN(0;10) )" office:value-type="float" office:value="138" calcext:value-type="float">
            <text:p>1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de marin</text:p>
          </table:table-cell>
          <table:table-cell table:style-name="ce2" office:value-type="string" calcext:value-type="string">
            <text:p>Sailor rifle</text:p>
          </table:table-cell>
          <table:table-cell table:style-name="ce4"/>
          <table:table-cell table:style-name="ce17" table:formula="of:=[.G108] * 10 - RANDBETWEEN(-4;4)" office:value-type="float" office:value="87" calcext:value-type="float">
            <text:p>87</text:p>
          </table:table-cell>
          <table:table-cell table:style-name="ce8" table:formula="of:=ROUND( (['b - Armes'.D108]*1.5) + RANDBETWEEN(0;10) )" office:value-type="float" office:value="137" calcext:value-type="float">
            <text:p>13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2" office:value-type="string" calcext:value-type="string">
            <text:p>Powerfull rifle</text:p>
          </table:table-cell>
          <table:table-cell table:style-name="ce4"/>
          <table:table-cell table:style-name="ce17" table:formula="of:=[.G109] * 10 - RANDBETWEEN(-4;4)" office:value-type="float" office:value="88" calcext:value-type="float">
            <text:p>88</text:p>
          </table:table-cell>
          <table:table-cell table:style-name="ce8" table:formula="of:=ROUND( (['b - Armes'.D109]*1.5) + RANDBETWEEN(0;10) )" office:value-type="float" office:value="139" calcext:value-type="float">
            <text:p>1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number-columns-repeated="2" table:style-name="ce2" office:value-type="string" calcext:value-type="string">
            <text:p>Couleuvrine de soldat</text:p>
          </table:table-cell>
          <table:table-cell table:style-name="ce4"/>
          <table:table-cell table:style-name="ce17" table:formula="of:=[.G110] * 10 - RANDBETWEEN(-4;4)" office:value-type="float" office:value="93" calcext:value-type="float">
            <text:p>93</text:p>
          </table:table-cell>
          <table:table-cell table:style-name="ce8" table:formula="of:=ROUND( (['b - Armes'.D110]*1.5) + RANDBETWEEN(0;10) )" office:value-type="float" office:value="146" calcext:value-type="float">
            <text:p>14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puissante</text:p>
          </table:table-cell>
          <table:table-cell table:style-name="ce2" office:value-type="string" calcext:value-type="string">
            <text:p>Strong canon</text:p>
          </table:table-cell>
          <table:table-cell table:style-name="ce4"/>
          <table:table-cell table:style-name="ce17" table:formula="of:=[.G111] * 10 - RANDBETWEEN(-4;4)" office:value-type="float" office:value="90" calcext:value-type="float">
            <text:p>90</text:p>
          </table:table-cell>
          <table:table-cell table:style-name="ce8" table:formula="of:=ROUND( (['b - Armes'.D111]*1.5) + RANDBETWEEN(0;10) )" office:value-type="float" office:value="143" calcext:value-type="float">
            <text:p>1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du roi pirate</text:p>
          </table:table-cell>
          <table:table-cell table:style-name="ce2" office:value-type="string" calcext:value-type="string">
            <text:p>Sword of the Pirate King</text:p>
          </table:table-cell>
          <table:table-cell table:style-name="ce4" table:formula="of:=T(&quot;C'est un &quot;) &amp; LOWER(['b - Armes'.A112])" office:value-type="string" office:string-value="C'est un epée du roi pirate" calcext:value-type="string">
            <text:p>C'est un epée du roi pirate</text:p>
          </table:table-cell>
          <table:table-cell table:style-name="ce17" table:formula="of:=[.G112] * 10 - RANDBETWEEN(-4;4)" office:value-type="float" office:value="101" calcext:value-type="float">
            <text:p>101</text:p>
          </table:table-cell>
          <table:table-cell table:style-name="ce8" table:formula="of:=ROUND( (['b - Armes'.D112]*1.5) + RANDBETWEEN(0;10) )" office:value-type="float" office:value="154" calcext:value-type="float">
            <text:p>15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u roi pirate</text:p>
          </table:table-cell>
          <table:table-cell table:style-name="ce2" office:value-type="string" calcext:value-type="string">
            <text:p>Rifle of the pirate king</text:p>
          </table:table-cell>
          <table:table-cell table:style-name="ce4" table:formula="of:=T(&quot;C'est un &quot;) &amp; LOWER(['b - Armes'.A113])" office:value-type="string" office:string-value="C'est un pistolet du roi pirate" calcext:value-type="string">
            <text:p>C'est un pistolet du roi pirate</text:p>
          </table:table-cell>
          <table:table-cell table:style-name="ce17" table:formula="of:=[.G113] * 10 - RANDBETWEEN(-4;4)" office:value-type="float" office:value="100" calcext:value-type="float">
            <text:p>100</text:p>
          </table:table-cell>
          <table:table-cell table:style-name="ce8" table:formula="of:=ROUND( (['b - Armes'.D113]*1.5) + RANDBETWEEN(0;10) )" office:value-type="float" office:value="157" calcext:value-type="float">
            <text:p>15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3" table:number-rows-repeated="7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3" table:number-rows-repeated="104845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c - Vêtement" table:style-name="ta1">
        <table:table-column table:style-name="co16" table:number-columns-repeated="2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10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Marcel</text:p>
          </table:table-cell>
          <table:table-cell office:value-type="string" calcext:value-type="string">
            <text:p>Simple docker</text:p>
          </table:table-cell>
          <table:table-cell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formula="of:=[.G2] * 10 - RANDBETWEEN(-4;4)" office:value-type="float" office:value="9" calcext:value-type="float">
            <text:p>9</text:p>
          </table:table-cell>
          <table:table-cell table:formula="of:=ROUND( (['c - Vêtement'.D2]*1.5) + RANDBETWEEN(0;10) )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oge en tissu</text:p>
          </table:table-cell>
          <table:table-cell office:value-type="string" calcext:value-type="string">
            <text:p>Linnen gown</text:p>
          </table:table-cell>
          <table:table-cell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formula="of:=[.G3] * 10 - RANDBETWEEN(-4;4)" office:value-type="float" office:value="10" calcext:value-type="float">
            <text:p>10</text:p>
          </table:table-cell>
          <table:table-cell table:formula="of:=ROUND( (['c - Vêtement'.D3]*1.5) + RANDBETWEEN(0;10) 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paysan</text:p>
          </table:table-cell>
          <table:table-cell office:value-type="string" calcext:value-type="string">
            <text:p>Farmer clothing</text:p>
          </table:table-cell>
          <table:table-cell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formula="of:=[.G4] * 10 - RANDBETWEEN(-4;4)" office:value-type="float" office:value="6" calcext:value-type="float">
            <text:p>6</text:p>
          </table:table-cell>
          <table:table-cell table:formula="of:=ROUND( (['c - Vêtement'.D4]*1.5) + RANDBETWEEN(0;10) 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enue de voyageur</text:p>
          </table:table-cell>
          <table:table-cell office:value-type="string" calcext:value-type="string">
            <text:p>Traveller gear</text:p>
          </table:table-cell>
          <table:table-cell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formula="of:=[.G5] * 10 - RANDBETWEEN(-4;4)" office:value-type="float" office:value="13" calcext:value-type="float">
            <text:p>13</text:p>
          </table:table-cell>
          <table:table-cell table:formula="of:=ROUND( (['c - Vêtement'.D5]*1.5) + RANDBETWEEN(0;10) )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urrure</text:p>
          </table:table-cell>
          <table:table-cell office:value-type="string" calcext:value-type="string">
            <text:p>Fur</text:p>
          </table:table-cell>
          <table:table-cell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formula="of:=[.G6] * 10 - RANDBETWEEN(-4;4)" office:value-type="float" office:value="7" calcext:value-type="float">
            <text:p>7</text:p>
          </table:table-cell>
          <table:table-cell table:formula="of:=ROUND( (['c - Vêtement'.D6]*1.5) + RANDBETWEEN(0;10) )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alopette</text:p>
          </table:table-cell>
          <table:table-cell office:value-type="string" calcext:value-type="string">
            <text:p>Overall</text:p>
          </table:table-cell>
          <table:table-cell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formula="of:=[.G7] * 10 - RANDBETWEEN(-4;4)" office:value-type="float" office:value="14" calcext:value-type="float">
            <text:p>14</text:p>
          </table:table-cell>
          <table:table-cell table:formula="of:=ROUND( (['c - Vêtement'.D7]*1.5) + RANDBETWEEN(0;10) 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hemise de maille</text:p>
          </table:table-cell>
          <table:table-cell office:value-type="string" calcext:value-type="string">
            <text:p>Thick shirt</text:p>
          </table:table-cell>
          <table:table-cell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formula="of:=[.G8] * 10 - RANDBETWEEN(-4;4)" office:value-type="float" office:value="19" calcext:value-type="float">
            <text:p>19</text:p>
          </table:table-cell>
          <table:table-cell table:formula="of:=ROUND( (['c - Vêtement'.D8]*1.5) + RANDBETWEEN(0;10) )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formula="of:=[.G9] * 10 - RANDBETWEEN(-4;4)" office:value-type="float" office:value="18" calcext:value-type="float">
            <text:p>18</text:p>
          </table:table-cell>
          <table:table-cell table:formula="of:=ROUND( (['c - Vêtement'.D9]*1.5) + RANDBETWEEN(0;10) )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formula="of:=[.G10] * 10 - RANDBETWEEN(-4;4)" office:value-type="float" office:value="23" calcext:value-type="float">
            <text:p>23</text:p>
          </table:table-cell>
          <table:table-cell table:formula="of:=ROUND( (['c - Vêtement'.D10]*1.5) + RANDBETWEEN(0;10) 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formula="of:=[.G11] * 10 - RANDBETWEEN(-4;4)" office:value-type="float" office:value="16" calcext:value-type="float">
            <text:p>16</text:p>
          </table:table-cell>
          <table:table-cell table:formula="of:=ROUND( (['c - Vêtement'.D11]*1.5) + RANDBETWEEN(0;10) )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formula="of:=[.G12] * 10 - RANDBETWEEN(-4;4)" office:value-type="float" office:value="23" calcext:value-type="float">
            <text:p>23</text:p>
          </table:table-cell>
          <table:table-cell table:formula="of:=ROUND( (['c - Vêtement'.D12]*1.5) + RANDBETWEEN(0;10) )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formula="of:=[.G13] * 10 - RANDBETWEEN(-4;4)" office:value-type="float" office:value="16" calcext:value-type="float">
            <text:p>16</text:p>
          </table:table-cell>
          <table:table-cell table:formula="of:=ROUND( (['c - Vêtement'.D13]*1.5) + RANDBETWEEN(0;10) )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formula="of:=[.G14] * 10 - RANDBETWEEN(-4;4)" office:value-type="float" office:value="31" calcext:value-type="float">
            <text:p>31</text:p>
          </table:table-cell>
          <table:table-cell table:formula="of:=ROUND( (['c - Vêtement'.D14]*1.5) + RANDBETWEEN(0;10) )"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formula="of:=[.G15] * 10 - RANDBETWEEN(-4;4)" office:value-type="float" office:value="30" calcext:value-type="float">
            <text:p>30</text:p>
          </table:table-cell>
          <table:table-cell table:formula="of:=ROUND( (['c - Vêtement'.D15]*1.5) + RANDBETWEEN(0;10) )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formula="of:=[.G16] * 10 - RANDBETWEEN(-4;4)" office:value-type="float" office:value="34" calcext:value-type="float">
            <text:p>34</text:p>
          </table:table-cell>
          <table:table-cell table:formula="of:=ROUND( (['c - Vêtement'.D16]*1.5) + RANDBETWEEN(0;10) )"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formula="of:=[.G17] * 10 - RANDBETWEEN(-4;4)" office:value-type="float" office:value="31" calcext:value-type="float">
            <text:p>31</text:p>
          </table:table-cell>
          <table:table-cell table:formula="of:=ROUND( (['c - Vêtement'.D17]*1.5) + RANDBETWEEN(0;10) )"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s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18])" office:value-type="string" office:string-value="C'est un cotte de mailles" calcext:value-type="string">
            <text:p>C'est un cotte de mailles</text:p>
          </table:table-cell>
          <table:table-cell table:formula="of:=[.G18] * 10 - RANDBETWEEN(-4;4)" office:value-type="float" office:value="27" calcext:value-type="float">
            <text:p>27</text:p>
          </table:table-cell>
          <table:table-cell table:formula="of:=ROUND( (['c - Vêtement'.D18]*1.5) + RANDBETWEEN(0;10) )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hemise de mailles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19])" office:value-type="string" office:string-value="C'est un chemise de mailles" calcext:value-type="string">
            <text:p>C'est un chemise de mailles</text:p>
          </table:table-cell>
          <table:table-cell table:formula="of:=[.G19] * 10 - RANDBETWEEN(-4;4)" office:value-type="float" office:value="43" calcext:value-type="float">
            <text:p>43</text:p>
          </table:table-cell>
          <table:table-cell table:formula="of:=ROUND( (['c - Vêtement'.D19]*1.5) + RANDBETWEEN(0;10) )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formula="of:=[.G20] * 10 - RANDBETWEEN(-4;4)" office:value-type="float" office:value="40" calcext:value-type="float">
            <text:p>40</text:p>
          </table:table-cell>
          <table:table-cell table:formula="of:=ROUND( (['c - Vêtement'.D20]*1.5) + RANDBETWEEN(0;10) )"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formula="of:=[.G21] * 10 - RANDBETWEEN(-4;4)" office:value-type="float" office:value="40" calcext:value-type="float">
            <text:p>40</text:p>
          </table:table-cell>
          <table:table-cell table:formula="of:=ROUND( (['c - Vêtement'.D21]*1.5) + RANDBETWEEN(0;10) )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formula="of:=[.G22] * 10 - RANDBETWEEN(-4;4)" office:value-type="float" office:value="37" calcext:value-type="float">
            <text:p>37</text:p>
          </table:table-cell>
          <table:table-cell table:formula="of:=ROUND( (['c - Vêtement'.D22]*1.5) + RANDBETWEEN(0;10) )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formula="of:=[.G23] * 10 - RANDBETWEEN(-4;4)" office:value-type="float" office:value="40" calcext:value-type="float">
            <text:p>40</text:p>
          </table:table-cell>
          <table:table-cell table:formula="of:=ROUND( (['c - Vêtement'.D23]*1.5) + RANDBETWEEN(0;10) )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formula="of:=[.G24] * 10 - RANDBETWEEN(-4;4)" office:value-type="float" office:value="40" calcext:value-type="float">
            <text:p>40</text:p>
          </table:table-cell>
          <table:table-cell table:formula="of:=ROUND( (['c - Vêtement'.D24]*1.5) + RANDBETWEEN(0;10) )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formula="of:=[.G25] * 10 - RANDBETWEEN(-4;4)" office:value-type="float" office:value="46" calcext:value-type="float">
            <text:p>46</text:p>
          </table:table-cell>
          <table:table-cell table:formula="of:=ROUND( (['c - Vêtement'.D25]*1.5) + RANDBETWEEN(0;10) )"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formula="of:=[.G26] * 10 - RANDBETWEEN(-4;4)" office:value-type="float" office:value="47" calcext:value-type="float">
            <text:p>47</text:p>
          </table:table-cell>
          <table:table-cell table:formula="of:=ROUND( (['c - Vêtement'.D26]*1.5) + RANDBETWEEN(0;10) )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formula="of:=[.G27] * 10 - RANDBETWEEN(-4;4)" office:value-type="float" office:value="53" calcext:value-type="float">
            <text:p>53</text:p>
          </table:table-cell>
          <table:table-cell table:formula="of:=ROUND( (['c - Vêtement'.D27]*1.5) + RANDBETWEEN(0;10) )"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formula="of:=[.G28] * 10 - RANDBETWEEN(-4;4)" office:value-type="float" office:value="54" calcext:value-type="float">
            <text:p>54</text:p>
          </table:table-cell>
          <table:table-cell table:formula="of:=ROUND( (['c - Vêtement'.D28]*1.5) + RANDBETWEEN(0;10) )"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formula="of:=[.G29] * 10 - RANDBETWEEN(-4;4)" office:value-type="float" office:value="53" calcext:value-type="float">
            <text:p>53</text:p>
          </table:table-cell>
          <table:table-cell table:formula="of:=ROUND( (['c - Vêtement'.D29]*1.5) + RANDBETWEEN(0;10) )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formula="of:=[.G30] * 10 - RANDBETWEEN(-4;4)" office:value-type="float" office:value="60" calcext:value-type="float">
            <text:p>60</text:p>
          </table:table-cell>
          <table:table-cell table:formula="of:=ROUND( (['c - Vêtement'.D30]*1.5) + RANDBETWEEN(0;10) )"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formula="of:=[.G31] * 10 - RANDBETWEEN(-4;4)" office:value-type="float" office:value="57" calcext:value-type="float">
            <text:p>57</text:p>
          </table:table-cell>
          <table:table-cell table:formula="of:=ROUND( (['c - Vêtement'.D31]*1.5) + RANDBETWEEN(0;10) )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formula="of:=[.G32] * 10 - RANDBETWEEN(-4;4)" office:value-type="float" office:value="58" calcext:value-type="float">
            <text:p>58</text:p>
          </table:table-cell>
          <table:table-cell table:formula="of:=ROUND( (['c - Vêtement'.D32]*1.5) + RANDBETWEEN(0;10) )"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formula="of:=[.G33] * 10 - RANDBETWEEN(-4;4)" office:value-type="float" office:value="64" calcext:value-type="float">
            <text:p>64</text:p>
          </table:table-cell>
          <table:table-cell table:formula="of:=ROUND( (['c - Vêtement'.D33]*1.5) + RANDBETWEEN(0;10) )"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formula="of:=[.G34] * 10 - RANDBETWEEN(-4;4)" office:value-type="float" office:value="64" calcext:value-type="float">
            <text:p>64</text:p>
          </table:table-cell>
          <table:table-cell table:formula="of:=ROUND( (['c - Vêtement'.D34]*1.5) + RANDBETWEEN(0;10) )"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formula="of:=[.G35] * 10 - RANDBETWEEN(-4;4)" office:value-type="float" office:value="62" calcext:value-type="float">
            <text:p>62</text:p>
          </table:table-cell>
          <table:table-cell table:formula="of:=ROUND( (['c - Vêtement'.D35]*1.5) + RANDBETWEEN(0;10) )"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formula="of:=[.G36] * 10 - RANDBETWEEN(-4;4)" office:value-type="float" office:value="67" calcext:value-type="float">
            <text:p>67</text:p>
          </table:table-cell>
          <table:table-cell table:formula="of:=ROUND( (['c - Vêtement'.D36]*1.5) + RANDBETWEEN(0;10) )"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formula="of:=[.G37] * 10 - RANDBETWEEN(-4;4)" office:value-type="float" office:value="67" calcext:value-type="float">
            <text:p>67</text:p>
          </table:table-cell>
          <table:table-cell table:formula="of:=ROUND( (['c - Vêtement'.D37]*1.5) + RANDBETWEEN(0;10) )"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formula="of:=[.G38] * 10 - RANDBETWEEN(-4;4)" office:value-type="float" office:value="68" calcext:value-type="float">
            <text:p>68</text:p>
          </table:table-cell>
          <table:table-cell table:formula="of:=ROUND( (['c - Vêtement'.D38]*1.5) + RANDBETWEEN(0;10) )"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formula="of:=[.G39] * 10 - RANDBETWEEN(-4;4)" office:value-type="float" office:value="72" calcext:value-type="float">
            <text:p>72</text:p>
          </table:table-cell>
          <table:table-cell table:formula="of:=ROUND( (['c - Vêtement'.D39]*1.5) + RANDBETWEEN(0;10) )"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formula="of:=[.G40] * 10 - RANDBETWEEN(-4;4)" office:value-type="float" office:value="67" calcext:value-type="float">
            <text:p>67</text:p>
          </table:table-cell>
          <table:table-cell table:formula="of:=ROUND( (['c - Vêtement'.D40]*1.5) + RANDBETWEEN(0;10) )"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formula="of:=[.G41] * 10 - RANDBETWEEN(-4;4)" office:value-type="float" office:value="77" calcext:value-type="float">
            <text:p>77</text:p>
          </table:table-cell>
          <table:table-cell table:formula="of:=ROUND( (['c - Vêtement'.D41]*1.5) + RANDBETWEEN(0;10) )"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formula="of:=[.G42] * 10 - RANDBETWEEN(-4;4)" office:value-type="float" office:value="80" calcext:value-type="float">
            <text:p>80</text:p>
          </table:table-cell>
          <table:table-cell table:formula="of:=ROUND( (['c - Vêtement'.D42]*1.5) + RANDBETWEEN(0;10) )"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formula="of:=[.G43] * 10 - RANDBETWEEN(-4;4)" office:value-type="float" office:value="79" calcext:value-type="float">
            <text:p>79</text:p>
          </table:table-cell>
          <table:table-cell table:formula="of:=ROUND( (['c - Vêtement'.D43]*1.5) + RANDBETWEEN(0;10) )"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formula="of:=[.G44] * 10 - RANDBETWEEN(-4;4)" office:value-type="float" office:value="81" calcext:value-type="float">
            <text:p>81</text:p>
          </table:table-cell>
          <table:table-cell table:formula="of:=ROUND( (['c - Vêtement'.D44]*1.5) + RANDBETWEEN(0;10) )"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formula="of:=[.G45] * 10 - RANDBETWEEN(-4;4)" office:value-type="float" office:value="78" calcext:value-type="float">
            <text:p>78</text:p>
          </table:table-cell>
          <table:table-cell table:formula="of:=ROUND( (['c - Vêtement'.D45]*1.5) + RANDBETWEEN(0;10) )"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formula="of:=[.G46] * 10 - RANDBETWEEN(-4;4)" office:value-type="float" office:value="81" calcext:value-type="float">
            <text:p>81</text:p>
          </table:table-cell>
          <table:table-cell table:formula="of:=ROUND( (['c - Vêtement'.D46]*1.5) + RANDBETWEEN(0;10) )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formula="of:=[.G47] * 10 - RANDBETWEEN(-4;4)" office:value-type="float" office:value="91" calcext:value-type="float">
            <text:p>91</text:p>
          </table:table-cell>
          <table:table-cell table:formula="of:=ROUND( (['c - Vêtement'.D47]*1.5) + RANDBETWEEN(0;10) )"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formula="of:=[.G48] * 10 - RANDBETWEEN(-4;4)" office:value-type="float" office:value="88" calcext:value-type="float">
            <text:p>88</text:p>
          </table:table-cell>
          <table:table-cell table:formula="of:=ROUND( (['c - Vêtement'.D48]*1.5) + RANDBETWEEN(0;10) )"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formula="of:=[.G49] * 10 - RANDBETWEEN(-4;4)" office:value-type="float" office:value="93" calcext:value-type="float">
            <text:p>93</text:p>
          </table:table-cell>
          <table:table-cell table:formula="of:=ROUND( (['c - Vêtement'.D49]*1.5) + RANDBETWEEN(0;10) )"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formula="of:=[.G50] * 10 - RANDBETWEEN(-4;4)" office:value-type="float" office:value="92" calcext:value-type="float">
            <text:p>92</text:p>
          </table:table-cell>
          <table:table-cell table:formula="of:=ROUND( (['c - Vêtement'.D50]*1.5) + RANDBETWEEN(0;10) )"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formula="of:=[.G51] * 10 - RANDBETWEEN(-4;4)" office:value-type="float" office:value="89" calcext:value-type="float">
            <text:p>89</text:p>
          </table:table-cell>
          <table:table-cell table:formula="of:=ROUND( (['c - Vêtement'.D51]*1.5) + RANDBETWEEN(0;10) )"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Armure du roi pirate</text:p>
          </table:table-cell>
          <table:table-cell office:value-type="string" calcext:value-type="string">
            <text:p>The armor of the Pirate King</text:p>
          </table:table-cell>
          <table:table-cell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formula="of:=[.G52] * 10 - RANDBETWEEN(-4;4)" office:value-type="float" office:value="100" calcext:value-type="float">
            <text:p>100</text:p>
          </table:table-cell>
          <table:table-cell table:formula="of:=ROUND( (['c - Vêtement'.D52]*1.5) + RANDBETWEEN(0;10) )" office:value-type="float" office:value="153" calcext:value-type="float">
            <text:p>15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 - Divers" table:style-name="ta1">
        <table:table-column table:style-name="co17" table:number-columns-repeated="2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21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Jeu de carte</text:p>
          </table:table-cell>
          <table:table-cell office:value-type="string" calcext:value-type="string">
            <text:p>Deck of cards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E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Boucles d'oreille</text:p>
          </table:table-cell>
          <table:table-cell office:value-type="string" calcext:value-type="string">
            <text:p>Earings</text:p>
          </table:table-cell>
          <table:table-cell table:formula="of:=T(&quot;C'est un &quot;) &amp; LOWER(['d - Divers'.A3])" office:value-type="string" office:string-value="C'est un boucles d'oreille" calcext:value-type="string">
            <text:p>C'est un boucles d'oreil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Trompette</text:p>
          </table:table-cell>
          <table:table-cell office:value-type="string" calcext:value-type="string">
            <text:p>Trumpet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E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Longue vue</text:p>
          </table:table-cell>
          <table:table-cell office:value-type="string" calcext:value-type="string">
            <text:p>Spyglass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E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és</text:p>
          </table:table-cell>
          <table:table-cell office:value-type="string" calcext:value-type="string">
            <text:p>Dice</text:p>
          </table:table-cell>
          <table:table-cell table:formula="of:=T(&quot;C'est un &quot;) &amp; LOWER(['d - Divers'.A6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E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vre de recettes</text:p>
          </table:table-cell>
          <table:table-cell office:value-type="string" calcext:value-type="string">
            <text:p>Receipe book</text:p>
          </table:table-cell>
          <table:table-cell table:formula="of:=T(&quot;C'est un &quot;) &amp; LOWER(['d - Divers'.A7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E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Bout de papier</text:p>
          </table:table-cell>
          <table:table-cell office:value-type="string" calcext:value-type="string">
            <text:p>Piece of paper</text:p>
          </table:table-cell>
          <table:table-cell table:formula="of:=T(&quot;C'est un &quot;) &amp; LOWER(['d - Divers'.A8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E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Roman</text:p>
          </table:table-cell>
          <table:table-cell office:value-type="string" calcext:value-type="string">
            <text:p>Novel</text:p>
          </table:table-cell>
          <table:table-cell table:formula="of:=T(&quot;C'est un &quot;) &amp; LOWER(['d - Divers'.A9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Oreiller</text:p>
          </table:table-cell>
          <table:table-cell office:value-type="string" calcext:value-type="string">
            <text:p>Pillow</text:p>
          </table:table-cell>
          <table:table-cell table:formula="of:=T(&quot;C'est un &quot;) &amp; LOWER(['d - Divers'.A10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E10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me</text:p>
          </table:table-cell>
          <table:table-cell office:value-type="string" calcext:value-type="string">
            <text:p>Feather</text:p>
          </table:table-cell>
          <table:table-cell table:formula="of:=T(&quot;C'est un &quot;) &amp; LOWER(['d - Divers'.A11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E11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crier</text:p>
          </table:table-cell>
          <table:table-cell office:value-type="string" calcext:value-type="string">
            <text:p>Ink Pot</text:p>
          </table:table-cell>
          <table:table-cell table:formula="of:=T(&quot;C'est un &quot;) &amp; LOWER(['d - Divers'.A12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1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Poupée vaudou</text:p>
          </table:table-cell>
          <table:table-cell office:value-type="string" calcext:value-type="string">
            <text:p>Voodoo Doll</text:p>
          </table:table-cell>
          <table:table-cell table:formula="of:=T(&quot;C'est un &quot;) &amp; LOWER(['d - Divers'.A13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E1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il</text:p>
          </table:table-cell>
          <table:table-cell office:value-type="string" calcext:value-type="string">
            <text:p>Piece of string</text:p>
          </table:table-cell>
          <table:table-cell table:formula="of:=T(&quot;C'est un &quot;) &amp; LOWER(['d - Divers'.A14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E14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Perle</text:p>
          </table:table-cell>
          <table:table-cell office:value-type="string" calcext:value-type="string">
            <text:p>Pearl</text:p>
          </table:table-cell>
          <table:table-cell table:formula="of:=T(&quot;C'est un &quot;) &amp; LOWER(['d - Divers'.A15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E15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Coquillage</text:p>
          </table:table-cell>
          <table:table-cell office:value-type="string" calcext:value-type="string">
            <text:p>Shell</text:p>
          </table:table-cell>
          <table:table-cell table:formula="of:=T(&quot;C'est un &quot;) &amp; LOWER(['d - Divers'.A16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E1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string" calcext:value-type="string">
            <text:p>Collier de nouilles</text:p>
          </table:table-cell>
          <table:table-cell office:value-type="string" calcext:value-type="string">
            <text:p>Noodle neckless</text:p>
          </table:table-cell>
          <table:table-cell table:formula="of:=T(&quot;C'est un &quot;) &amp; LOWER(['d - Divers'.A17])" office:value-type="string" office:string-value="C'est un collier de nouilles" calcext:value-type="string">
            <text:p>C'est un collier de nouill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17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Luth</text:p>
          </table:table-cell>
          <table:table-cell office:value-type="string" calcext:value-type="string">
            <text:p>Lute</text:p>
          </table:table-cell>
          <table:table-cell table:formula="of:=T(&quot;C'est un &quot;) &amp; LOWER(['d - Divers'.A18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E1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Corde</text:p>
          </table:table-cell>
          <table:table-cell office:value-type="string" calcext:value-type="string">
            <text:p>Rope</text:p>
          </table:table-cell>
          <table:table-cell table:formula="of:=T(&quot;C'est un &quot;) &amp; LOWER(['d - Divers'.A19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E1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4">
          <table:table-cell office:value-type="string" calcext:value-type="string">
            <text:p>Puzzle</text:p>
          </table:table-cell>
          <table:table-cell office:value-type="string" calcext:value-type="string">
            <text:p>Jigsaw Puzzle</text:p>
          </table:table-cell>
          <table:table-cell table:formula="of:=T(&quot;C'est un &quot;) &amp; LOWER(['d - Divers'.A20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E20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Bout de bois</text:p>
          </table:table-cell>
          <table:table-cell office:value-type="string" calcext:value-type="string">
            <text:p>Branch</text:p>
          </table:table-cell>
          <table:table-cell table:formula="of:=T(&quot;C'est un &quot;) &amp; LOWER(['d - Divers'.A21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E21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ougie</text:p>
          </table:table-cell>
          <table:table-cell office:value-type="string" calcext:value-type="string">
            <text:p>Candle</text:p>
          </table:table-cell>
          <table:table-cell table:formula="of:=T(&quot;C'est un &quot;) &amp; LOWER(['d - Divers'.A22])" office:value-type="string" office:string-value="C'est un bougie" calcext:value-type="string">
            <text:p>C'est un bougi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E22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uton de chemise</text:p>
          </table:table-cell>
          <table:table-cell office:value-type="string" calcext:value-type="string">
            <text:p>Shirt button</text:p>
          </table:table-cell>
          <table:table-cell table:formula="of:=T(&quot;C'est un &quot;) &amp; LOWER(['d - Divers'.A23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23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anterne</text:p>
          </table:table-cell>
          <table:table-cell office:value-type="string" calcext:value-type="string">
            <text:p>Lantern</text:p>
          </table:table-cell>
          <table:table-cell table:formula="of:=T(&quot;C'est un &quot;) &amp; LOWER(['d - Divers'.A24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E2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Louche</text:p>
          </table:table-cell>
          <table:table-cell office:value-type="string" calcext:value-type="string">
            <text:p>Ladle</text:p>
          </table:table-cell>
          <table:table-cell table:formula="of:=T(&quot;C'est un &quot;) &amp; LOWER(['d - Divers'.A25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E2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Fourchette</text:p>
          </table:table-cell>
          <table:table-cell office:value-type="string" calcext:value-type="string">
            <text:p>Fork</text:p>
          </table:table-cell>
          <table:table-cell table:formula="of:=T(&quot;C'est un &quot;) &amp; LOWER(['d - Divers'.A26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2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Cuillère</text:p>
          </table:table-cell>
          <table:table-cell office:value-type="string" calcext:value-type="string">
            <text:p>Spoon</text:p>
          </table:table-cell>
          <table:table-cell table:formula="of:=T(&quot;C'est un &quot;) &amp; LOWER(['d - Divers'.A27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E2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office:value-type="string" calcext:value-type="string">
            <text:p>Carafe</text:p>
          </table:table-cell>
          <table:table-cell office:value-type="string" calcext:value-type="string">
            <text:p>Water Pitcher</text:p>
          </table:table-cell>
          <table:table-cell table:formula="of:=T(&quot;C'est un &quot;) &amp; LOWER(['d - Divers'.A28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E2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Verre en argent</text:p>
          </table:table-cell>
          <table:table-cell office:value-type="string" calcext:value-type="string">
            <text:p>Silver Glass</text:p>
          </table:table-cell>
          <table:table-cell table:formula="of:=T(&quot;C'est un &quot;) &amp; LOWER(['d - Divers'.A29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2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Guitare</text:p>
          </table:table-cell>
          <table:table-cell office:value-type="string" calcext:value-type="string">
            <text:p>Guitar</text:p>
          </table:table-cell>
          <table:table-cell table:formula="of:=T(&quot;C'est un &quot;) &amp; LOWER(['d - Divers'.A30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E30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Accordéon</text:p>
          </table:table-cell>
          <table:table-cell office:value-type="string" calcext:value-type="string">
            <text:p>Accordion</text:p>
          </table:table-cell>
          <table:table-cell table:formula="of:=T(&quot;C'est un &quot;) &amp; LOWER(['d - Divers'.A31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E3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lûte</text:p>
          </table:table-cell>
          <table:table-cell office:value-type="string" calcext:value-type="string">
            <text:p>Flute</text:p>
          </table:table-cell>
          <table:table-cell table:formula="of:=T(&quot;C'est un &quot;) &amp; LOWER(['d - Divers'.A32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2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Clé</text:p>
          </table:table-cell>
          <table:table-cell office:value-type="string" calcext:value-type="string">
            <text:p>Key</text:p>
          </table:table-cell>
          <table:table-cell table:formula="of:=T(&quot;C'est un &quot;) &amp; LOWER(['d - Divers'.A33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3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office:value-type="string" calcext:value-type="string">
            <text:p>Teddy Bear</text:p>
          </table:table-cell>
          <table:table-cell table:formula="of:=T(&quot;C'est un &quot;) &amp; LOWER(['d - Divers'.A34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4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vre pour enfant</text:p>
          </table:table-cell>
          <table:table-cell office:value-type="string" calcext:value-type="string">
            <text:p>Children’s Book</text:p>
          </table:table-cell>
          <table:table-cell table:formula="of:=T(&quot;C'est un &quot;) &amp; LOWER(['d - Divers'.A35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Canne à pêche</text:p>
          </table:table-cell>
          <table:table-cell office:value-type="string" calcext:value-type="string">
            <text:p>Fishing Rod</text:p>
          </table:table-cell>
          <table:table-cell table:formula="of:=T(&quot;C'est un &quot;) &amp; LOWER(['d - Divers'.A36])" office:value-type="string" office:string-value="C'est un canne à pêche" calcext:value-type="string">
            <text:p>C'est un canne à pêch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E3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H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G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3:53:52.8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2H5M59S</meta:editing-duration>
    <meta:editing-cycles>99</meta:editing-cycles>
    <meta:generator>LibreOffice/6.1.2.1$Windows_X86_64 LibreOffice_project/65905a128db06ba48db947242809d14d3f9a93fe</meta:generator>
    <meta:creation-date>2016-11-30T17:08:03.721000000</meta:creation-date>
    <dc:date>2020-05-05T14:03:59.198000000</dc:date>
    <meta:document-statistic meta:table-count="4" meta:cell-count="1993" meta:object-count="0"/>
  </office:meta>
</office:document-meta>
</file>